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098in"/>
    </style:style>
    <style:style style:name="co14" style:family="table-column">
      <style:table-column-properties fo:break-before="auto" style:column-width="1.0319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19">
            <text:p>21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63">
            <text:p>26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437">
            <text:p>43.7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1533">
            <text:p>2153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5692">
            <text:p>2569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5716">
            <text:p>2571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17">
            <text:p>2021-03-1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 - 1.26)">
            <text:p>(0.8 - 1.26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08">
            <text:p>1.0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1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33.5">
            <text:p>-33.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0429597332649397">
            <text:p>-0.0042959733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85000265915442">
            <text:p>0.985000265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72">
            <text:p>10272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13.625">
            <text:p>-113.62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10616238317757">
            <text:p>-0.0110616238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61524141251505">
            <text:p>0.9615241413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418">
            <text:p>10418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58.625">
            <text:p>-58.6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562727970819735">
            <text:p>-0.0056272797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80366586924061">
            <text:p>0.9803665869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522">
            <text:p>522</text:p>
          </table:table-cell>
          <table:table-cell office:value-type="float" office:value="1059">
            <text:p>1059</text:p>
          </table:table-cell>
          <table:table-cell office:value-type="float" office:value="7596">
            <text:p>7596</text:p>
          </table:table-cell>
          <table:table-cell office:value-type="float" office:value="9684">
            <text:p>9684</text:p>
          </table:table-cell>
          <table:table-cell office:value-type="float" office:value="15059">
            <text:p>15059</text:p>
          </table:table-cell>
          <table:table-cell office:value-type="float" office:value="116.5">
            <text:p>116.5</text:p>
          </table:table-cell>
          <table:table-cell office:value-type="float" office:value="-133.125">
            <text:p>-133.125</text:p>
          </table:table-cell>
          <table:table-cell office:value-type="float" office:value="-226.25">
            <text:p>-226.25</text:p>
          </table:table-cell>
          <table:table-cell office:value-type="float" office:value="0.0153370194839389">
            <text:p>0.0153370195</text:p>
          </table:table-cell>
          <table:table-cell office:value-type="float" office:value="-0.0137469021065675">
            <text:p>-0.0137469021</text:p>
          </table:table-cell>
          <table:table-cell office:value-type="float" office:value="-0.015024237997211">
            <text:p>-0.015024238</text:p>
          </table:table-cell>
          <table:table-cell office:value-type="float" office:value="1.05414060756042">
            <text:p>1.0541406076</text:p>
          </table:table-cell>
          <table:table-cell office:value-type="float" office:value="0.952256238169368">
            <text:p>0.9522562382</text:p>
          </table:table-cell>
          <table:table-cell office:value-type="float" office:value="0.947857593355459">
            <text:p>0.94785759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561">
            <text:p>561</text:p>
          </table:table-cell>
          <table:table-cell office:value-type="float" office:value="7318">
            <text:p>7318</text:p>
          </table:table-cell>
          <table:table-cell office:value-type="float" office:value="10204">
            <text:p>10204</text:p>
          </table:table-cell>
          <table:table-cell office:value-type="float" office:value="13697">
            <text:p>13697</text:p>
          </table:table-cell>
          <table:table-cell office:value-type="float" office:value="110.5">
            <text:p>110.5</text:p>
          </table:table-cell>
          <table:table-cell office:value-type="float" office:value="-87.5">
            <text:p>-87.5</text:p>
          </table:table-cell>
          <table:table-cell office:value-type="float" office:value="-151.5">
            <text:p>-151.5</text:p>
          </table:table-cell>
          <table:table-cell office:value-type="float" office:value="0.0150997540311561">
            <text:p>0.015099754</text:p>
          </table:table-cell>
          <table:table-cell office:value-type="float" office:value="-0.00857506860054881">
            <text:p>-0.0085750686</text:p>
          </table:table-cell>
          <table:table-cell office:value-type="float" office:value="-0.0110608162371322">
            <text:p>-0.0110608162</text:p>
          </table:table-cell>
          <table:table-cell office:value-type="float" office:value="1.05329602414978">
            <text:p>1.0532960241</text:p>
          </table:table-cell>
          <table:table-cell office:value-type="float" office:value="0.970131382229027">
            <text:p>0.9701313822</text:p>
          </table:table-cell>
          <table:table-cell office:value-type="float" office:value="0.961526932815467">
            <text:p>0.96152693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table:number-columns-repeated="2" office:value-type="float" office:value="494">
            <text:p>494</text:p>
          </table:table-cell>
          <table:table-cell office:value-type="float" office:value="7326">
            <text:p>7326</text:p>
          </table:table-cell>
          <table:table-cell office:value-type="float" office:value="10026">
            <text:p>10026</text:p>
          </table:table-cell>
          <table:table-cell office:value-type="float" office:value="15002">
            <text:p>15002</text:p>
          </table:table-cell>
          <table:table-cell office:value-type="float" office:value="42">
            <text:p>42</text:p>
          </table:table-cell>
          <table:table-cell office:value-type="float" office:value="-61.625">
            <text:p>-61.625</text:p>
          </table:table-cell>
          <table:table-cell office:value-type="float" office:value="-130.5">
            <text:p>-130.5</text:p>
          </table:table-cell>
          <table:table-cell office:value-type="float" office:value="0.00573300573300573">
            <text:p>0.0057330057</text:p>
          </table:table-cell>
          <table:table-cell office:value-type="float" office:value="-0.00614651905046878">
            <text:p>-0.0061465191</text:p>
          </table:table-cell>
          <table:table-cell office:value-type="float" office:value="-0.00869884015464605">
            <text:p>-0.0086988402</text:p>
          </table:table-cell>
          <table:table-cell office:value-type="float" office:value="1.0201299400808">
            <text:p>1.0201299401</text:p>
          </table:table-cell>
          <table:table-cell office:value-type="float" office:value="0.978561231528377">
            <text:p>0.9785612315</text:p>
          </table:table-cell>
          <table:table-cell office:value-type="float" office:value="0.96970237230601">
            <text:p>0.969702372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35">
            <text:p>935</text:p>
          </table:table-cell>
          <table:table-cell office:value-type="float" office:value="429">
            <text:p>429</text:p>
          </table:table-cell>
          <table:table-cell office:value-type="float" office:value="7525">
            <text:p>7525</text:p>
          </table:table-cell>
          <table:table-cell office:value-type="float" office:value="9696">
            <text:p>9696</text:p>
          </table:table-cell>
          <table:table-cell office:value-type="float" office:value="13978">
            <text:p>13978</text:p>
          </table:table-cell>
          <table:table-cell office:value-type="float" office:value="15.375">
            <text:p>15.375</text:p>
          </table:table-cell>
          <table:table-cell office:value-type="float" office:value="95">
            <text:p>95</text:p>
          </table:table-cell>
          <table:table-cell office:value-type="float" office:value="-22">
            <text:p>-22</text:p>
          </table:table-cell>
          <table:table-cell office:value-type="float" office:value="0.00204318936877076">
            <text:p>0.0020431894</text:p>
          </table:table-cell>
          <table:table-cell office:value-type="float" office:value="0.00979785478547855">
            <text:p>0.0097978548</text:p>
          </table:table-cell>
          <table:table-cell office:value-type="float" office:value="-0.00157390184575762">
            <text:p>-0.0015739018</text:p>
          </table:table-cell>
          <table:table-cell office:value-type="float" office:value="1.00715934505138">
            <text:p>1.0071593451</text:p>
          </table:table-cell>
          <table:table-cell office:value-type="float" office:value="1.03448064774763">
            <text:p>1.0344806477</text:p>
          </table:table-cell>
          <table:table-cell office:value-type="float" office:value="0.994496198787208">
            <text:p>0.99449619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858">
            <text:p>858</text:p>
          </table:table-cell>
          <table:table-cell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7538">
            <text:p>7538</text:p>
          </table:table-cell>
          <table:table-cell office:value-type="float" office:value="9833">
            <text:p>9833</text:p>
          </table:table-cell>
          <table:table-cell office:value-type="float" office:value="14579">
            <text:p>14579</text:p>
          </table:table-cell>
          <table:table-cell office:value-type="float" office:value="-125.625">
            <text:p>-125.625</text:p>
          </table:table-cell>
          <table:table-cell office:value-type="float" office:value="139">
            <text:p>139</text:p>
          </table:table-cell>
          <table:table-cell office:value-type="float" office:value="270.375">
            <text:p>270.375</text:p>
          </table:table-cell>
          <table:table-cell office:value-type="float" office:value="-0.0166655611568055">
            <text:p>-0.0166655612</text:p>
          </table:table-cell>
          <table:table-cell office:value-type="float" office:value="0.0141360724092342">
            <text:p>0.0141360724</text:p>
          </table:table-cell>
          <table:table-cell office:value-type="float" office:value="0.0185455106660265">
            <text:p>0.0185455107</text:p>
          </table:table-cell>
          <table:table-cell office:value-type="float" office:value="0.942214908171376">
            <text:p>0.9422149082</text:p>
          </table:table-cell>
          <table:table-cell office:value-type="float" office:value="1.04986791737691">
            <text:p>1.0498679174</text:p>
          </table:table-cell>
          <table:table-cell office:value-type="float" office:value="1.06558340182419">
            <text:p>1.065583401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7420">
            <text:p>7420</text:p>
          </table:table-cell>
          <table:table-cell office:value-type="float" office:value="10235">
            <text:p>10235</text:p>
          </table:table-cell>
          <table:table-cell office:value-type="float" office:value="15929">
            <text:p>15929</text:p>
          </table:table-cell>
          <table:table-cell office:value-type="float" office:value="92.625">
            <text:p>92.625</text:p>
          </table:table-cell>
          <table:table-cell office:value-type="float" office:value="-63.25">
            <text:p>-63.25</text:p>
          </table:table-cell>
          <table:table-cell office:value-type="float" office:value="334.875">
            <text:p>334.875</text:p>
          </table:table-cell>
          <table:table-cell office:value-type="float" office:value="0.012483153638814">
            <text:p>0.0124831536</text:p>
          </table:table-cell>
          <table:table-cell office:value-type="float" office:value="-0.00617977528089888">
            <text:p>-0.0061797753</text:p>
          </table:table-cell>
          <table:table-cell office:value-type="float" office:value="0.0210229769602612">
            <text:p>0.021022977</text:p>
          </table:table-cell>
          <table:table-cell office:value-type="float" office:value="1.0439964628204">
            <text:p>1.0439964628</text:p>
          </table:table-cell>
          <table:table-cell office:value-type="float" office:value="0.978445638176998">
            <text:p>0.9784456382</text:p>
          </table:table-cell>
          <table:table-cell office:value-type="float" office:value="1.07444667185905">
            <text:p>1.0744466719</text:p>
          </table:table-cell>
          <table:table-cell table:number-columns-repeated="2" office:value-type="float" office:value="0">
            <text:p>0</text:p>
          </table:table-cell>
          <table:table-cell office:value-type="float" office:value="33.3163056013539">
            <text:p>33.316305601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382">
            <text:p>7382</text:p>
          </table:table-cell>
          <table:table-cell office:value-type="float" office:value="11032">
            <text:p>11032</text:p>
          </table:table-cell>
          <table:table-cell office:value-type="float" office:value="15444">
            <text:p>15444</text:p>
          </table:table-cell>
          <table:table-cell office:value-type="float" office:value="70.375">
            <text:p>70.375</text:p>
          </table:table-cell>
          <table:table-cell office:value-type="float" office:value="-105.875">
            <text:p>-105.875</text:p>
          </table:table-cell>
          <table:table-cell office:value-type="float" office:value="313">
            <text:p>313</text:p>
          </table:table-cell>
          <table:table-cell office:value-type="float" office:value="0.00953332430235708">
            <text:p>0.0095333243</text:p>
          </table:table-cell>
          <table:table-cell office:value-type="float" office:value="-0.00959708121827411">
            <text:p>-0.0095970812</text:p>
          </table:table-cell>
          <table:table-cell office:value-type="float" office:value="0.0202667702667703">
            <text:p>0.0202667703</text:p>
          </table:table-cell>
          <table:table-cell office:value-type="float" office:value="1.03354476823187">
            <text:p>1.0335447682</text:p>
          </table:table-cell>
          <table:table-cell office:value-type="float" office:value="0.966590739513144">
            <text:p>0.9665907395</text:p>
          </table:table-cell>
          <table:table-cell office:value-type="float" office:value="1.07173875020871">
            <text:p>1.0717387502</text:p>
          </table:table-cell>
          <table:table-cell table:number-columns-repeated="2" office:value-type="float" office:value="0">
            <text:p>0</text:p>
          </table:table-cell>
          <table:table-cell office:value-type="float" office:value="34.5465809632251">
            <text:p>34.5465809632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49">
            <text:p>949</text:p>
          </table:table-cell>
          <table:table-cell office:value-type="float" office:value="644">
            <text:p>644</text:p>
          </table:table-cell>
          <table:table-cell office:value-type="float" office:value="7525">
            <text:p>7525</text:p>
          </table:table-cell>
          <table:table-cell office:value-type="float" office:value="10409">
            <text:p>10409</text:p>
          </table:table-cell>
          <table:table-cell office:value-type="float" office:value="14913">
            <text:p>14913</text:p>
          </table:table-cell>
          <table:table-cell office:value-type="float" office:value="15.375">
            <text:p>15.375</text:p>
          </table:table-cell>
          <table:table-cell office:value-type="float" office:value="-18.75">
            <text:p>-18.75</text:p>
          </table:table-cell>
          <table:table-cell office:value-type="float" office:value="504.375">
            <text:p>504.375</text:p>
          </table:table-cell>
          <table:table-cell office:value-type="float" office:value="0.00204318936877076">
            <text:p>0.0020431894</text:p>
          </table:table-cell>
          <table:table-cell office:value-type="float" office:value="-0.00180132577577097">
            <text:p>-0.0018013258</text:p>
          </table:table-cell>
          <table:table-cell office:value-type="float" office:value="0.0338211627439147">
            <text:p>0.0338211627</text:p>
          </table:table-cell>
          <table:table-cell office:value-type="float" office:value="1.00715934505138">
            <text:p>1.0071593451</text:p>
          </table:table-cell>
          <table:table-cell office:value-type="float" office:value="0.993701719542921">
            <text:p>0.9937017195</text:p>
          </table:table-cell>
          <table:table-cell office:value-type="float" office:value="1.12061605686043">
            <text:p>1.1206160569</text:p>
          </table:table-cell>
          <table:table-cell table:number-columns-repeated="2" office:value-type="float" office:value="0">
            <text:p>0</text:p>
          </table:table-cell>
          <table:table-cell office:value-type="float" office:value="20.8391334463194">
            <text:p>20.839133446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7655">
            <text:p>7655</text:p>
          </table:table-cell>
          <table:table-cell office:value-type="float" office:value="10635">
            <text:p>10635</text:p>
          </table:table-cell>
          <table:table-cell office:value-type="float" office:value="15320">
            <text:p>15320</text:p>
          </table:table-cell>
          <table:table-cell office:value-type="float" office:value="93.125">
            <text:p>93.125</text:p>
          </table:table-cell>
          <table:table-cell office:value-type="float" office:value="179.5">
            <text:p>179.5</text:p>
          </table:table-cell>
          <table:table-cell office:value-type="float" office:value="471.5">
            <text:p>471.5</text:p>
          </table:table-cell>
          <table:table-cell office:value-type="float" office:value="0.0121652514696277">
            <text:p>0.0121652515</text:p>
          </table:table-cell>
          <table:table-cell office:value-type="float" office:value="0.0168782322519981">
            <text:p>0.0168782323</text:p>
          </table:table-cell>
          <table:table-cell office:value-type="float" office:value="0.0307767624020888">
            <text:p>0.0307767624</text:p>
          </table:table-cell>
          <table:table-cell office:value-type="float" office:value="1.0428684470966">
            <text:p>1.0428684471</text:p>
          </table:table-cell>
          <table:table-cell office:value-type="float" office:value="1.05963216734094">
            <text:p>1.0596321673</text:p>
          </table:table-cell>
          <table:table-cell office:value-type="float" office:value="1.10957519825106">
            <text:p>1.1095751983</text:p>
          </table:table-cell>
          <table:table-cell table:number-columns-repeated="2" office:value-type="float" office:value="0">
            <text:p>0</text:p>
          </table:table-cell>
          <table:table-cell office:value-type="float" office:value="22.8665932221294">
            <text:p>22.866593222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437">
            <text:p>437</text:p>
          </table:table-cell>
          <table:table-cell office:value-type="float" office:value="620">
            <text:p>620</text:p>
          </table:table-cell>
          <table:table-cell office:value-type="float" office:value="919">
            <text:p>919</text:p>
          </table:table-cell>
          <table:table-cell office:value-type="float" office:value="7346">
            <text:p>7346</text:p>
          </table:table-cell>
          <table:table-cell office:value-type="float" office:value="11260">
            <text:p>11260</text:p>
          </table:table-cell>
          <table:table-cell office:value-type="float" office:value="15929">
            <text:p>15929</text:p>
          </table:table-cell>
          <table:table-cell office:value-type="float" office:value="110">
            <text:p>110</text:p>
          </table:table-cell>
          <table:table-cell office:value-type="float" office:value="82.625">
            <text:p>82.625</text:p>
          </table:table-cell>
          <table:table-cell office:value-type="float" office:value="334.875">
            <text:p>334.875</text:p>
          </table:table-cell>
          <table:table-cell office:value-type="float" office:value="0.0149741355839913">
            <text:p>0.0149741356</text:p>
          </table:table-cell>
          <table:table-cell office:value-type="float" office:value="0.00733792184724689">
            <text:p>0.0073379218</text:p>
          </table:table-cell>
          <table:table-cell office:value-type="float" office:value="0.0210229769602612">
            <text:p>0.021022977</text:p>
          </table:table-cell>
          <table:table-cell office:value-type="float" office:value="1.05284895502749">
            <text:p>1.052848955</text:p>
          </table:table-cell>
          <table:table-cell office:value-type="float" office:value="1.02578826285556">
            <text:p>1.0257882629</text:p>
          </table:table-cell>
          <table:table-cell office:value-type="float" office:value="1.07444667185905">
            <text:p>1.0744466719</text:p>
          </table:table-cell>
          <table:table-cell table:number-columns-repeated="2" office:value-type="float" office:value="0">
            <text:p>0</text:p>
          </table:table-cell>
          <table:table-cell office:value-type="float" office:value="33.3163056013539">
            <text:p>33.3163056014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578">
            <text:p>578</text:p>
          </table:table-cell>
          <table:table-cell office:value-type="float" office:value="394">
            <text:p>394</text:p>
          </table:table-cell>
          <table:table-cell office:value-type="float" office:value="7382">
            <text:p>7382</text:p>
          </table:table-cell>
          <table:table-cell office:value-type="float" office:value="11283">
            <text:p>11283</text:p>
          </table:table-cell>
          <table:table-cell office:value-type="float" office:value="15584">
            <text:p>15584</text:p>
          </table:table-cell>
          <table:table-cell office:value-type="float" office:value="70.375">
            <text:p>70.375</text:p>
          </table:table-cell>
          <table:table-cell office:value-type="float" office:value="-15">
            <text:p>-15</text:p>
          </table:table-cell>
          <table:table-cell office:value-type="float" office:value="306.875">
            <text:p>306.875</text:p>
          </table:table-cell>
          <table:table-cell office:value-type="float" office:value="0.00953332430235708">
            <text:p>0.0095333243</text:p>
          </table:table-cell>
          <table:table-cell office:value-type="float" office:value="-0.0013294336612603">
            <text:p>-0.0013294337</text:p>
          </table:table-cell>
          <table:table-cell office:value-type="float" office:value="0.0196916709445585">
            <text:p>0.0196916709</text:p>
          </table:table-cell>
          <table:table-cell office:value-type="float" office:value="1.03354476823187">
            <text:p>1.0335447682</text:p>
          </table:table-cell>
          <table:table-cell office:value-type="float" office:value="0.995350446277554">
            <text:p>0.9953504463</text:p>
          </table:table-cell>
          <table:table-cell office:value-type="float" office:value="1.06968086163895">
            <text:p>1.06968086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5">
            <text:p>815</text:p>
          </table:table-cell>
          <table:table-cell office:value-type="float" office:value="344">
            <text:p>344</text:p>
          </table:table-cell>
          <table:table-cell office:value-type="float" office:value="7596">
            <text:p>7596</text:p>
          </table:table-cell>
          <table:table-cell office:value-type="float" office:value="11032">
            <text:p>11032</text:p>
          </table:table-cell>
          <table:table-cell office:value-type="float" office:value="17036">
            <text:p>17036</text:p>
          </table:table-cell>
          <table:table-cell office:value-type="float" office:value="59.75">
            <text:p>59.75</text:p>
          </table:table-cell>
          <table:table-cell office:value-type="float" office:value="334.5">
            <text:p>334.5</text:p>
          </table:table-cell>
          <table:table-cell office:value-type="float" office:value="7.5">
            <text:p>7.5</text:p>
          </table:table-cell>
          <table:table-cell office:value-type="float" office:value="0.00786598209583992">
            <text:p>0.0078659821</text:p>
          </table:table-cell>
          <table:table-cell office:value-type="float" office:value="0.0303208846990573">
            <text:p>0.0303208847</text:p>
          </table:table-cell>
          <table:table-cell office:value-type="float" office:value="0.000440244188776708">
            <text:p>0.0004402442</text:p>
          </table:table-cell>
          <table:table-cell office:value-type="float" office:value="1.02765220973713">
            <text:p>1.0276522097</text:p>
          </table:table-cell>
          <table:table-cell office:value-type="float" office:value="1.10792503430261">
            <text:p>1.1079250343</text:p>
          </table:table-cell>
          <table:table-cell office:value-type="float" office:value="1.00154123453801">
            <text:p>1.0015412345</text:p>
          </table:table-cell>
          <table:table-cell office:value-type="float" office:value="0">
            <text:p>0</text:p>
          </table:table-cell>
          <table:table-cell office:value-type="float" office:value="23.2052359709522">
            <text:p>23.2052359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0">
            <text:p>290</text:p>
          </table:table-cell>
          <table:table-cell office:value-type="float" office:value="8110">
            <text:p>8110</text:p>
          </table:table-cell>
          <table:table-cell office:value-type="float" office:value="11218">
            <text:p>11218</text:p>
          </table:table-cell>
          <table:table-cell office:value-type="float" office:value="17908">
            <text:p>17908</text:p>
          </table:table-cell>
          <table:table-cell office:value-type="float" office:value="146">
            <text:p>146</text:p>
          </table:table-cell>
          <table:table-cell office:value-type="float" office:value="214.5">
            <text:p>214.5</text:p>
          </table:table-cell>
          <table:table-cell office:value-type="float" office:value="-39.125">
            <text:p>-39.125</text:p>
          </table:table-cell>
          <table:table-cell office:value-type="float" office:value="0.0180024660912454">
            <text:p>0.0180024661</text:p>
          </table:table-cell>
          <table:table-cell office:value-type="float" office:value="0.0191210554466037">
            <text:p>0.0191210554</text:p>
          </table:table-cell>
          <table:table-cell office:value-type="float" office:value="-0.00218477775295957">
            <text:p>-0.0021847778</text:p>
          </table:table-cell>
          <table:table-cell office:value-type="float" office:value="1.06364384533868">
            <text:p>1.0636438453</text:p>
          </table:table-cell>
          <table:table-cell office:value-type="float" office:value="1.06764029899544">
            <text:p>1.067640299</text:p>
          </table:table-cell>
          <table:table-cell office:value-type="float" office:value="0.992362633442148">
            <text:p>0.99236263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782">
            <text:p>782</text:p>
          </table:table-cell>
          <table:table-cell office:value-type="float" office:value="324">
            <text:p>324</text:p>
          </table:table-cell>
          <table:table-cell office:value-type="float" office:value="8835">
            <text:p>8835</text:p>
          </table:table-cell>
          <table:table-cell office:value-type="float" office:value="11693">
            <text:p>11693</text:p>
          </table:table-cell>
          <table:table-cell office:value-type="float" office:value="16962">
            <text:p>16962</text:p>
          </table:table-cell>
          <table:table-cell office:value-type="float" office:value="116.5">
            <text:p>116.5</text:p>
          </table:table-cell>
          <table:table-cell office:value-type="float" office:value="250">
            <text:p>250</text:p>
          </table:table-cell>
          <table:table-cell office:value-type="float" office:value="-95.5">
            <text:p>-95.5</text:p>
          </table:table-cell>
          <table:table-cell office:value-type="float" office:value="0.0131861912846633">
            <text:p>0.0131861913</text:p>
          </table:table-cell>
          <table:table-cell office:value-type="float" office:value="0.0213803130077824">
            <text:p>0.021380313</text:p>
          </table:table-cell>
          <table:table-cell office:value-type="float" office:value="-0.00563023228392878">
            <text:p>-0.0056302323</text:p>
          </table:table-cell>
          <table:table-cell office:value-type="float" office:value="1.04649246575189">
            <text:p>1.0464924658</text:p>
          </table:table-cell>
          <table:table-cell office:value-type="float" office:value="1.07572704638449">
            <text:p>1.0757270464</text:p>
          </table:table-cell>
          <table:table-cell office:value-type="float" office:value="0.980356318056768">
            <text:p>0.9803563181</text:p>
          </table:table-cell>
          <table:table-cell office:value-type="float" office:value="0">
            <text:p>0</text:p>
          </table:table-cell>
          <table:table-cell office:value-type="float" office:value="32.7652315701068">
            <text:p>32.76523157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811">
            <text:p>811</text:p>
          </table:table-cell>
          <table:table-cell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8775">
            <text:p>8775</text:p>
          </table:table-cell>
          <table:table-cell office:value-type="float" office:value="11317">
            <text:p>11317</text:p>
          </table:table-cell>
          <table:table-cell office:value-type="float" office:value="15584">
            <text:p>15584</text:p>
          </table:table-cell>
          <table:table-cell office:value-type="float" office:value="67.25">
            <text:p>67.25</text:p>
          </table:table-cell>
          <table:table-cell office:value-type="float" office:value="245.875">
            <text:p>245.875</text:p>
          </table:table-cell>
          <table:table-cell office:value-type="float" office:value="306.875">
            <text:p>306.875</text:p>
          </table:table-cell>
          <table:table-cell office:value-type="float" office:value="0.00766381766381766">
            <text:p>0.0076638177</text:p>
          </table:table-cell>
          <table:table-cell office:value-type="float" office:value="0.0217261641777856">
            <text:p>0.0217261642</text:p>
          </table:table-cell>
          <table:table-cell office:value-type="float" office:value="0.0196916709445585">
            <text:p>0.0196916709</text:p>
          </table:table-cell>
          <table:table-cell office:value-type="float" office:value="1.02693848066168">
            <text:p>1.0269384807</text:p>
          </table:table-cell>
          <table:table-cell office:value-type="float" office:value="1.07696674599361">
            <text:p>1.076966746</text:p>
          </table:table-cell>
          <table:table-cell office:value-type="float" office:value="1.06968086163895">
            <text:p>1.0696808616</text:p>
          </table:table-cell>
          <table:table-cell office:value-type="float" office:value="0">
            <text:p>0</text:p>
          </table:table-cell>
          <table:table-cell office:value-type="float" office:value="32.249131343076">
            <text:p>32.24913134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344">
            <text:p>344</text:p>
          </table:table-cell>
          <table:table-cell office:value-type="float" office:value="8490">
            <text:p>8490</text:p>
          </table:table-cell>
          <table:table-cell office:value-type="float" office:value="11040">
            <text:p>11040</text:p>
          </table:table-cell>
          <table:table-cell office:value-type="float" office:value="16636">
            <text:p>16636</text:p>
          </table:table-cell>
          <table:table-cell office:value-type="float" office:value="135.25">
            <text:p>135.25</text:p>
          </table:table-cell>
          <table:table-cell office:value-type="float" office:value="348.25">
            <text:p>348.25</text:p>
          </table:table-cell>
          <table:table-cell office:value-type="float" office:value="-134.5">
            <text:p>-134.5</text:p>
          </table:table-cell>
          <table:table-cell office:value-type="float" office:value="0.0159305064782097">
            <text:p>0.0159305065</text:p>
          </table:table-cell>
          <table:table-cell office:value-type="float" office:value="0.031544384057971">
            <text:p>0.0315443841</text:p>
          </table:table-cell>
          <table:table-cell office:value-type="float" office:value="-0.00808487617215677">
            <text:p>-0.0080848762</text:p>
          </table:table-cell>
          <table:table-cell office:value-type="float" office:value="1.05625418350557">
            <text:p>1.0562541835</text:p>
          </table:table-cell>
          <table:table-cell office:value-type="float" office:value="1.11235563860747">
            <text:p>1.1123556386</text:p>
          </table:table-cell>
          <table:table-cell office:value-type="float" office:value="0.971831049233981">
            <text:p>0.9718310492</text:p>
          </table:table-cell>
          <table:table-cell office:value-type="float" office:value="0">
            <text:p>0</text:p>
          </table:table-cell>
          <table:table-cell office:value-type="float" office:value="22.3184907423884">
            <text:p>22.31849074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8380">
            <text:p>8380</text:p>
          </table:table-cell>
          <table:table-cell office:value-type="float" office:value="11244">
            <text:p>11244</text:p>
          </table:table-cell>
          <table:table-cell office:value-type="float" office:value="17833">
            <text:p>17833</text:p>
          </table:table-cell>
          <table:table-cell office:value-type="float" office:value="26.75">
            <text:p>26.75</text:p>
          </table:table-cell>
          <table:table-cell office:value-type="float" office:value="240.125">
            <text:p>240.125</text:p>
          </table:table-cell>
          <table:table-cell office:value-type="float" office:value="-48.25">
            <text:p>-48.25</text:p>
          </table:table-cell>
          <table:table-cell office:value-type="float" office:value="0.00319212410501193">
            <text:p>0.0031921241</text:p>
          </table:table-cell>
          <table:table-cell office:value-type="float" office:value="0.0213558342226965">
            <text:p>0.0213558342</text:p>
          </table:table-cell>
          <table:table-cell office:value-type="float" office:value="-0.00270565804968317">
            <text:p>-0.002705658</text:p>
          </table:table-cell>
          <table:table-cell office:value-type="float" office:value="1.01119240609389">
            <text:p>1.0111924061</text:p>
          </table:table-cell>
          <table:table-cell office:value-type="float" office:value="1.07563932022392">
            <text:p>1.0756393202</text:p>
          </table:table-cell>
          <table:table-cell office:value-type="float" office:value="0.990544545173653">
            <text:p>0.9905445452</text:p>
          </table:table-cell>
          <table:table-cell office:value-type="float" office:value="0">
            <text:p>0</text:p>
          </table:table-cell>
          <table:table-cell office:value-type="float" office:value="32.8023937258304">
            <text:p>32.80239372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8532">
            <text:p>8532</text:p>
          </table:table-cell>
          <table:table-cell office:value-type="float" office:value="11382">
            <text:p>11382</text:p>
          </table:table-cell>
          <table:table-cell office:value-type="float" office:value="17139">
            <text:p>17139</text:p>
          </table:table-cell>
          <table:table-cell office:value-type="float" office:value="-163.375">
            <text:p>-163.375</text:p>
          </table:table-cell>
          <table:table-cell office:value-type="float" office:value="-149.375">
            <text:p>-149.375</text:p>
          </table:table-cell>
          <table:table-cell office:value-type="float" office:value="20.625">
            <text:p>20.625</text:p>
          </table:table-cell>
          <table:table-cell office:value-type="float" office:value="-0.0191484997655884">
            <text:p>-0.0191484998</text:p>
          </table:table-cell>
          <table:table-cell office:value-type="float" office:value="-0.0131237919522052">
            <text:p>-0.013123792</text:p>
          </table:table-cell>
          <table:table-cell office:value-type="float" office:value="0.00120339576404691">
            <text:p>0.0012033958</text:p>
          </table:table-cell>
          <table:table-cell office:value-type="float" office:value="0.933698914305255">
            <text:p>0.9336989143</text:p>
          </table:table-cell>
          <table:table-cell office:value-type="float" office:value="0.954404306641083">
            <text:p>0.9544043066</text:p>
          </table:table-cell>
          <table:table-cell office:value-type="float" office:value="1.00421472357044">
            <text:p>1.00421472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8100">
            <text:p>8100</text:p>
          </table:table-cell>
          <table:table-cell office:value-type="float" office:value="11210">
            <text:p>11210</text:p>
          </table:table-cell>
          <table:table-cell office:value-type="float" office:value="16711">
            <text:p>16711</text:p>
          </table:table-cell>
          <table:table-cell office:value-type="float" office:value="35">
            <text:p>35</text:p>
          </table:table-cell>
          <table:table-cell office:value-type="float" office:value="-95.5">
            <text:p>-95.5</text:p>
          </table:table-cell>
          <table:table-cell office:value-type="float" office:value="99.875">
            <text:p>99.875</text:p>
          </table:table-cell>
          <table:table-cell office:value-type="float" office:value="0.00432098765432099">
            <text:p>0.0043209877</text:p>
          </table:table-cell>
          <table:table-cell office:value-type="float" office:value="-0.00851917930419268">
            <text:p>-0.0085191793</text:p>
          </table:table-cell>
          <table:table-cell office:value-type="float" office:value="0.0059766022380468">
            <text:p>0.0059766022</text:p>
          </table:table-cell>
          <table:table-cell office:value-type="float" office:value="1.01516005182137">
            <text:p>1.0151600518</text:p>
          </table:table-cell>
          <table:table-cell office:value-type="float" office:value="0.970325122210719">
            <text:p>0.9703251222</text:p>
          </table:table-cell>
          <table:table-cell office:value-type="float" office:value="1.02098811859081">
            <text:p>1.02098811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table:number-columns-repeated="2" office:value-type="float" office:value="430">
            <text:p>430</text:p>
          </table:table-cell>
          <table:table-cell office:value-type="float" office:value="8350">
            <text:p>8350</text:p>
          </table:table-cell>
          <table:table-cell office:value-type="float" office:value="11932">
            <text:p>11932</text:p>
          </table:table-cell>
          <table:table-cell office:value-type="float" office:value="18953">
            <text:p>18953</text:p>
          </table:table-cell>
          <table:table-cell office:value-type="float" office:value="122.5">
            <text:p>122.5</text:p>
          </table:table-cell>
          <table:table-cell office:value-type="float" office:value="-75.375">
            <text:p>-75.375</text:p>
          </table:table-cell>
          <table:table-cell office:value-type="float" office:value="205.875">
            <text:p>205.875</text:p>
          </table:table-cell>
          <table:table-cell office:value-type="float" office:value="0.0146706586826347">
            <text:p>0.0146706587</text:p>
          </table:table-cell>
          <table:table-cell office:value-type="float" office:value="-0.00631704659738518">
            <text:p>-0.0063170466</text:p>
          </table:table-cell>
          <table:table-cell office:value-type="float" office:value="0.0108623964543872">
            <text:p>0.0108623965</text:p>
          </table:table-cell>
          <table:table-cell office:value-type="float" office:value="1.05176915271254">
            <text:p>1.0517691527</text:p>
          </table:table-cell>
          <table:table-cell office:value-type="float" office:value="0.97796855086147">
            <text:p>0.9779685509</text:p>
          </table:table-cell>
          <table:table-cell office:value-type="float" office:value="1.03824965123755">
            <text:p>1.03824965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8095">
            <text:p>8095</text:p>
          </table:table-cell>
          <table:table-cell office:value-type="float" office:value="12548">
            <text:p>12548</text:p>
          </table:table-cell>
          <table:table-cell office:value-type="float" office:value="18100">
            <text:p>18100</text:p>
          </table:table-cell>
          <table:table-cell office:value-type="float" office:value="-120.125">
            <text:p>-120.125</text:p>
          </table:table-cell>
          <table:table-cell office:value-type="float" office:value="87.125">
            <text:p>87.125</text:p>
          </table:table-cell>
          <table:table-cell office:value-type="float" office:value="173.875">
            <text:p>173.875</text:p>
          </table:table-cell>
          <table:table-cell office:value-type="float" office:value="-0.0148394070413836">
            <text:p>-0.014839407</text:p>
          </table:table-cell>
          <table:table-cell office:value-type="float" office:value="0.00694333758367867">
            <text:p>0.0069433376</text:p>
          </table:table-cell>
          <table:table-cell office:value-type="float" office:value="0.00960635359116022">
            <text:p>0.0096063536</text:p>
          </table:table-cell>
          <table:table-cell office:value-type="float" office:value="0.948493683037784">
            <text:p>0.948493683</text:p>
          </table:table-cell>
          <table:table-cell office:value-type="float" office:value="1.02439617301901">
            <text:p>1.024396173</text:p>
          </table:table-cell>
          <table:table-cell office:value-type="float" office:value="1.03380311034652">
            <text:p>1.0338031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729">
            <text:p>729</text:p>
          </table:table-cell>
          <table:table-cell office:value-type="float" office:value="491">
            <text:p>491</text:p>
          </table:table-cell>
          <table:table-cell office:value-type="float" office:value="8386">
            <text:p>8386</text:p>
          </table:table-cell>
          <table:table-cell office:value-type="float" office:value="11626">
            <text:p>11626</text:p>
          </table:table-cell>
          <table:table-cell office:value-type="float" office:value="16711">
            <text:p>16711</text:p>
          </table:table-cell>
          <table:table-cell office:value-type="float" office:value="-95.875">
            <text:p>-95.875</text:p>
          </table:table-cell>
          <table:table-cell office:value-type="float" office:value="322.5">
            <text:p>322.5</text:p>
          </table:table-cell>
          <table:table-cell office:value-type="float" office:value="-134.875">
            <text:p>-134.875</text:p>
          </table:table-cell>
          <table:table-cell office:value-type="float" office:value="-0.0114327450512759">
            <text:p>-0.0114327451</text:p>
          </table:table-cell>
          <table:table-cell office:value-type="float" office:value="0.0277395492860829">
            <text:p>0.0277395493</text:p>
          </table:table-cell>
          <table:table-cell office:value-type="float" office:value="-0.00807103105738735">
            <text:p>-0.0080710311</text:p>
          </table:table-cell>
          <table:table-cell office:value-type="float" office:value="0.960241579332973">
            <text:p>0.9602415793</text:p>
          </table:table-cell>
          <table:table-cell office:value-type="float" office:value="1.0985966083867">
            <text:p>1.0985966084</text:p>
          </table:table-cell>
          <table:table-cell office:value-type="float" office:value="0.97187906872211">
            <text:p>0.9718790687</text:p>
          </table:table-cell>
          <table:table-cell office:value-type="float" office:value="0">
            <text:p>0</text:p>
          </table:table-cell>
          <table:table-cell office:value-type="float" office:value="25.3326803292036">
            <text:p>25.332680329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453">
            <text:p>453</text:p>
          </table:table-cell>
          <table:table-cell office:value-type="float" office:value="687">
            <text:p>687</text:p>
          </table:table-cell>
          <table:table-cell office:value-type="float" office:value="8100">
            <text:p>8100</text:p>
          </table:table-cell>
          <table:table-cell office:value-type="float" office:value="11321">
            <text:p>11321</text:p>
          </table:table-cell>
          <table:table-cell office:value-type="float" office:value="16510">
            <text:p>16510</text:p>
          </table:table-cell>
          <table:table-cell office:value-type="float" office:value="35">
            <text:p>35</text:p>
          </table:table-cell>
          <table:table-cell office:value-type="float" office:value="425.75">
            <text:p>425.75</text:p>
          </table:table-cell>
          <table:table-cell office:value-type="float" office:value="111">
            <text:p>111</text:p>
          </table:table-cell>
          <table:table-cell office:value-type="float" office:value="0.00432098765432099">
            <text:p>0.0043209877</text:p>
          </table:table-cell>
          <table:table-cell office:value-type="float" office:value="0.0376071018461267">
            <text:p>0.0376071018</text:p>
          </table:table-cell>
          <table:table-cell office:value-type="float" office:value="0.00672319806178074">
            <text:p>0.0067231981</text:p>
          </table:table-cell>
          <table:table-cell office:value-type="float" office:value="1.01516005182137">
            <text:p>1.0151600518</text:p>
          </table:table-cell>
          <table:table-cell office:value-type="float" office:value="1.1343968729156">
            <text:p>1.1343968729</text:p>
          </table:table-cell>
          <table:table-cell office:value-type="float" office:value="1.0236197879449">
            <text:p>1.0236197879</text:p>
          </table:table-cell>
          <table:table-cell office:value-type="float" office:value="0">
            <text:p>0</text:p>
          </table:table-cell>
          <table:table-cell office:value-type="float" office:value="18.7757253777097">
            <text:p>18.77572537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table:number-columns-repeated="2" office:value-type="float" office:value="677">
            <text:p>677</text:p>
          </table:table-cell>
          <table:table-cell office:value-type="float" office:value="8074">
            <text:p>8074</text:p>
          </table:table-cell>
          <table:table-cell office:value-type="float" office:value="11642">
            <text:p>11642</text:p>
          </table:table-cell>
          <table:table-cell office:value-type="float" office:value="19403">
            <text:p>19403</text:p>
          </table:table-cell>
          <table:table-cell office:value-type="float" office:value="125.25">
            <text:p>125.25</text:p>
          </table:table-cell>
          <table:table-cell office:value-type="float" office:value="123.125">
            <text:p>123.125</text:p>
          </table:table-cell>
          <table:table-cell office:value-type="float" office:value="92.25">
            <text:p>92.25</text:p>
          </table:table-cell>
          <table:table-cell office:value-type="float" office:value="0.0155127569977706">
            <text:p>0.015512757</text:p>
          </table:table-cell>
          <table:table-cell office:value-type="float" office:value="0.0105759319704518">
            <text:p>0.010575932</text:p>
          </table:table-cell>
          <table:table-cell office:value-type="float" office:value="0.00475441941967737">
            <text:p>0.0047544194</text:p>
          </table:table-cell>
          <table:table-cell office:value-type="float" office:value="1.05476631492635">
            <text:p>1.0547663149</text:p>
          </table:table-cell>
          <table:table-cell office:value-type="float" office:value="1.03723498855719">
            <text:p>1.0372349886</text:p>
          </table:table-cell>
          <table:table-cell office:value-type="float" office:value="1.01668477279675">
            <text:p>1.01668477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table:number-columns-repeated="2" office:value-type="float" office:value="657">
            <text:p>657</text:p>
          </table:table-cell>
          <table:table-cell office:value-type="float" office:value="8011">
            <text:p>8011</text:p>
          </table:table-cell>
          <table:table-cell office:value-type="float" office:value="11729">
            <text:p>11729</text:p>
          </table:table-cell>
          <table:table-cell office:value-type="float" office:value="17186">
            <text:p>17186</text:p>
          </table:table-cell>
          <table:table-cell office:value-type="float" office:value="-14.5">
            <text:p>-14.5</text:p>
          </table:table-cell>
          <table:table-cell office:value-type="float" office:value="144">
            <text:p>144</text:p>
          </table:table-cell>
          <table:table-cell office:value-type="float" office:value="125.75">
            <text:p>125.75</text:p>
          </table:table-cell>
          <table:table-cell office:value-type="float" office:value="-0.00181001123455249">
            <text:p>-0.0018100112</text:p>
          </table:table-cell>
          <table:table-cell office:value-type="float" office:value="0.012277261488618">
            <text:p>0.0122772615</text:p>
          </table:table-cell>
          <table:table-cell office:value-type="float" office:value="0.00731700221110206">
            <text:p>0.0073170022</text:p>
          </table:table-cell>
          <table:table-cell office:value-type="float" office:value="0.993671381914778">
            <text:p>0.9936713819</text:p>
          </table:table-cell>
          <table:table-cell office:value-type="float" office:value="1.0432658482635">
            <text:p>1.0432658483</text:p>
          </table:table-cell>
          <table:table-cell office:value-type="float" office:value="1.02571444324072">
            <text:p>1.025714443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table:number-columns-repeated="2" office:value-type="float" office:value="601">
            <text:p>601</text:p>
          </table:table-cell>
          <table:table-cell office:value-type="float" office:value="8175">
            <text:p>8175</text:p>
          </table:table-cell>
          <table:table-cell office:value-type="float" office:value="11362">
            <text:p>11362</text:p>
          </table:table-cell>
          <table:table-cell office:value-type="float" office:value="19071">
            <text:p>19071</text:p>
          </table:table-cell>
          <table:table-cell office:value-type="float" office:value="-135.25">
            <text:p>-135.25</text:p>
          </table:table-cell>
          <table:table-cell office:value-type="float" office:value="316.5">
            <text:p>316.5</text:p>
          </table:table-cell>
          <table:table-cell office:value-type="float" office:value="488.75">
            <text:p>488.75</text:p>
          </table:table-cell>
          <table:table-cell office:value-type="float" office:value="-0.0165443425076453">
            <text:p>-0.0165443425</text:p>
          </table:table-cell>
          <table:table-cell office:value-type="float" office:value="0.0278560112656223">
            <text:p>0.0278560113</text:p>
          </table:table-cell>
          <table:table-cell office:value-type="float" office:value="0.0256279167322112">
            <text:p>0.0256279167</text:p>
          </table:table-cell>
          <table:table-cell office:value-type="float" office:value="0.942631283150502">
            <text:p>0.9426312832</text:p>
          </table:table-cell>
          <table:table-cell office:value-type="float" office:value="1.09901691586239">
            <text:p>1.0990169159</text:p>
          </table:table-cell>
          <table:table-cell office:value-type="float" office:value="1.09098501719016">
            <text:p>1.0909850172</text:p>
          </table:table-cell>
          <table:table-cell office:value-type="float" office:value="0">
            <text:p>0</text:p>
          </table:table-cell>
          <table:table-cell office:value-type="float" office:value="25.2282038554271">
            <text:p>25.2282038554</text:p>
          </table:table-cell>
          <table:table-cell office:value-type="float" office:value="27.3916794605693">
            <text:p>27.391679460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225">
            <text:p>225</text:p>
          </table:table-cell>
          <table:table-cell table:number-columns-repeated="2" office:value-type="float" office:value="360">
            <text:p>360</text:p>
          </table:table-cell>
          <table:table-cell office:value-type="float" office:value="8630">
            <text:p>8630</text:p>
          </table:table-cell>
          <table:table-cell office:value-type="float" office:value="12530">
            <text:p>12530</text:p>
          </table:table-cell>
          <table:table-cell office:value-type="float" office:value="21600">
            <text:p>21600</text:p>
          </table:table-cell>
          <table:table-cell office:value-type="float" office:value="330.75">
            <text:p>330.75</text:p>
          </table:table-cell>
          <table:table-cell office:value-type="float" office:value="371.5">
            <text:p>371.5</text:p>
          </table:table-cell>
          <table:table-cell office:value-type="float" office:value="560.125">
            <text:p>560.125</text:p>
          </table:table-cell>
          <table:table-cell office:value-type="float" office:value="0.0383256083429896">
            <text:p>0.0383256083</text:p>
          </table:table-cell>
          <table:table-cell office:value-type="float" office:value="0.0296488427773344">
            <text:p>0.0296488428</text:p>
          </table:table-cell>
          <table:table-cell office:value-type="float" office:value="0.025931712962963">
            <text:p>0.025931713</text:p>
          </table:table-cell>
          <table:table-cell office:value-type="float" office:value="1.13701857961999">
            <text:p>1.1370185796</text:p>
          </table:table-cell>
          <table:table-cell office:value-type="float" office:value="1.10549389532162">
            <text:p>1.1054938953</text:p>
          </table:table-cell>
          <table:table-cell office:value-type="float" office:value="1.09207900469527">
            <text:p>1.0920790047</text:p>
          </table:table-cell>
          <table:table-cell office:value-type="float" office:value="18.4301462646581">
            <text:p>18.4301462647</text:p>
          </table:table-cell>
          <table:table-cell office:value-type="float" office:value="23.7234435917774">
            <text:p>23.7234435918</text:p>
          </table:table-cell>
          <table:table-cell office:value-type="float" office:value="27.0748053350444">
            <text:p>27.074805335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609">
            <text:p>609</text:p>
          </table:table-cell>
          <table:table-cell office:value-type="float" office:value="8678">
            <text:p>8678</text:p>
          </table:table-cell>
          <table:table-cell office:value-type="float" office:value="13372">
            <text:p>13372</text:p>
          </table:table-cell>
          <table:table-cell office:value-type="float" office:value="20219">
            <text:p>20219</text:p>
          </table:table-cell>
          <table:table-cell office:value-type="float" office:value="104.75">
            <text:p>104.75</text:p>
          </table:table-cell>
          <table:table-cell office:value-type="float" office:value="70.25">
            <text:p>70.25</text:p>
          </table:table-cell>
          <table:table-cell office:value-type="float" office:value="806.5">
            <text:p>806.5</text:p>
          </table:table-cell>
          <table:table-cell office:value-type="float" office:value="0.0120707536298686">
            <text:p>0.0120707536</text:p>
          </table:table-cell>
          <table:table-cell office:value-type="float" office:value="0.00525351480705953">
            <text:p>0.0052535148</text:p>
          </table:table-cell>
          <table:table-cell office:value-type="float" office:value="0.0398882239477719">
            <text:p>0.0398882239</text:p>
          </table:table-cell>
          <table:table-cell office:value-type="float" office:value="1.0425332157672">
            <text:p>1.0425332158</text:p>
          </table:table-cell>
          <table:table-cell office:value-type="float" office:value="1.01844139668365">
            <text:p>1.0184413967</text:p>
          </table:table-cell>
          <table:table-cell office:value-type="float" office:value="1.14272728182023">
            <text:p>1.1427272818</text:p>
          </table:table-cell>
          <table:table-cell table:number-columns-repeated="2" office:value-type="float" office:value="0">
            <text:p>0</text:p>
          </table:table-cell>
          <table:table-cell office:value-type="float" office:value="17.721552871032">
            <text:p>17.721552871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table:number-columns-repeated="2" office:value-type="float" office:value="630">
            <text:p>630</text:p>
          </table:table-cell>
          <table:table-cell office:value-type="float" office:value="8880">
            <text:p>8880</text:p>
          </table:table-cell>
          <table:table-cell office:value-type="float" office:value="12348">
            <text:p>12348</text:p>
          </table:table-cell>
          <table:table-cell office:value-type="float" office:value="19611">
            <text:p>19611</text:p>
          </table:table-cell>
          <table:table-cell office:value-type="float" office:value="174.625">
            <text:p>174.625</text:p>
          </table:table-cell>
          <table:table-cell office:value-type="float" office:value="89.5">
            <text:p>89.5</text:p>
          </table:table-cell>
          <table:table-cell office:value-type="float" office:value="1212.75">
            <text:p>1212.75</text:p>
          </table:table-cell>
          <table:table-cell office:value-type="float" office:value="0.0196649774774775">
            <text:p>0.0196649775</text:p>
          </table:table-cell>
          <table:table-cell office:value-type="float" office:value="0.00724813735017817">
            <text:p>0.0072481374</text:p>
          </table:table-cell>
          <table:table-cell office:value-type="float" office:value="0.0618402937127123">
            <text:p>0.0618402937</text:p>
          </table:table-cell>
          <table:table-cell office:value-type="float" office:value="1.06958537539598">
            <text:p>1.0695853754</text:p>
          </table:table-cell>
          <table:table-cell office:value-type="float" office:value="1.02547145029592">
            <text:p>1.0254714503</text:p>
          </table:table-cell>
          <table:table-cell office:value-type="float" office:value="1.22393650297038">
            <text:p>1.223936503</text:p>
          </table:table-cell>
          <table:table-cell table:number-columns-repeated="2" office:value-type="float" office:value="0">
            <text:p>0</text:p>
          </table:table-cell>
          <table:table-cell office:value-type="float" office:value="11.5517735834735">
            <text:p>11.5517735835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4">
            <text:p>304</text:p>
          </table:table-cell>
          <table:table-cell office:value-type="float" office:value="634">
            <text:p>634</text:p>
          </table:table-cell>
          <table:table-cell office:value-type="float" office:value="8568">
            <text:p>8568</text:p>
          </table:table-cell>
          <table:table-cell office:value-type="float" office:value="13592">
            <text:p>13592</text:p>
          </table:table-cell>
          <table:table-cell office:value-type="float" office:value="20240">
            <text:p>20240</text:p>
          </table:table-cell>
          <table:table-cell office:value-type="float" office:value="247.375">
            <text:p>247.375</text:p>
          </table:table-cell>
          <table:table-cell office:value-type="float" office:value="374.625">
            <text:p>374.625</text:p>
          </table:table-cell>
          <table:table-cell office:value-type="float" office:value="1054.25">
            <text:p>1054.25</text:p>
          </table:table-cell>
          <table:table-cell office:value-type="float" office:value="0.0288719654528478">
            <text:p>0.0288719655</text:p>
          </table:table-cell>
          <table:table-cell office:value-type="float" office:value="0.0275621689228958">
            <text:p>0.0275621689</text:p>
          </table:table-cell>
          <table:table-cell office:value-type="float" office:value="0.0520874505928854">
            <text:p>0.0520874506</text:p>
          </table:table-cell>
          <table:table-cell office:value-type="float" office:value="1.10268571624762">
            <text:p>1.1026857162</text:p>
          </table:table-cell>
          <table:table-cell office:value-type="float" office:value="1.09795655061537">
            <text:p>1.0979565506</text:p>
          </table:table-cell>
          <table:table-cell office:value-type="float" office:value="1.18762375799326">
            <text:p>1.187623758</text:p>
          </table:table-cell>
          <table:table-cell office:value-type="float" office:value="24.352549707888">
            <text:p>24.3525497079</text:p>
          </table:table-cell>
          <table:table-cell office:value-type="float" office:value="25.4935022091145">
            <text:p>25.4935022091</text:p>
          </table:table-cell>
          <table:table-cell office:value-type="float" office:value="13.6510146661734">
            <text:p>13.6510146662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office:value-type="float" office:value="416">
            <text:p>416</text:p>
          </table:table-cell>
          <table:table-cell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8580">
            <text:p>8580</text:p>
          </table:table-cell>
          <table:table-cell office:value-type="float" office:value="14548">
            <text:p>14548</text:p>
          </table:table-cell>
          <table:table-cell office:value-type="float" office:value="20935">
            <text:p>20935</text:p>
          </table:table-cell>
          <table:table-cell office:value-type="float" office:value="349.125">
            <text:p>349.125</text:p>
          </table:table-cell>
          <table:table-cell office:value-type="float" office:value="527.75">
            <text:p>527.75</text:p>
          </table:table-cell>
          <table:table-cell office:value-type="float" office:value="595.625">
            <text:p>595.625</text:p>
          </table:table-cell>
          <table:table-cell office:value-type="float" office:value="0.0406905594405594">
            <text:p>0.0406905594</text:p>
          </table:table-cell>
          <table:table-cell office:value-type="float" office:value="0.0362764641187792">
            <text:p>0.0362764641</text:p>
          </table:table-cell>
          <table:table-cell office:value-type="float" office:value="0.0284511583472653">
            <text:p>0.0284511583</text:p>
          </table:table-cell>
          <table:table-cell office:value-type="float" office:value="1.14566217243203">
            <text:p>1.1456621724</text:p>
          </table:table-cell>
          <table:table-cell office:value-type="float" office:value="1.12954694883969">
            <text:p>1.1295469488</text:p>
          </table:table-cell>
          <table:table-cell office:value-type="float" office:value="1.10116561230158">
            <text:p>1.1011656123</text:p>
          </table:table-cell>
          <table:table-cell office:value-type="float" office:value="17.3788643453246">
            <text:p>17.3788643453</text:p>
          </table:table-cell>
          <table:table-cell office:value-type="float" office:value="19.4518676475216">
            <text:p>19.4518676475</text:p>
          </table:table-cell>
          <table:table-cell office:value-type="float" office:value="24.7076582520972">
            <text:p>24.7076582521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6">
            <text:p>416</text:p>
          </table:table-cell>
          <table:table-cell office:value-type="float" office:value="612">
            <text:p>612</text:p>
          </table:table-cell>
          <table:table-cell office:value-type="float" office:value="8610">
            <text:p>8610</text:p>
          </table:table-cell>
          <table:table-cell office:value-type="float" office:value="14495">
            <text:p>14495</text:p>
          </table:table-cell>
          <table:table-cell office:value-type="float" office:value="22768">
            <text:p>22768</text:p>
          </table:table-cell>
          <table:table-cell office:value-type="float" office:value="42.5">
            <text:p>42.5</text:p>
          </table:table-cell>
          <table:table-cell office:value-type="float" office:value="529.25">
            <text:p>529.25</text:p>
          </table:table-cell>
          <table:table-cell office:value-type="float" office:value="812.25">
            <text:p>812.25</text:p>
          </table:table-cell>
          <table:table-cell office:value-type="float" office:value="0.00493612078977933">
            <text:p>0.0049361208</text:p>
          </table:table-cell>
          <table:table-cell office:value-type="float" office:value="0.036512590548465">
            <text:p>0.0365125905</text:p>
          </table:table-cell>
          <table:table-cell office:value-type="float" office:value="0.0356750702740689">
            <text:p>0.0356750703</text:p>
          </table:table-cell>
          <table:table-cell office:value-type="float" office:value="1.01732417872959">
            <text:p>1.0173241787</text:p>
          </table:table-cell>
          <table:table-cell office:value-type="float" office:value="1.130407078686">
            <text:p>1.1304070787</text:p>
          </table:table-cell>
          <table:table-cell office:value-type="float" office:value="1.1273572588118">
            <text:p>1.1273572588</text:p>
          </table:table-cell>
          <table:table-cell office:value-type="float" office:value="0">
            <text:p>0</text:p>
          </table:table-cell>
          <table:table-cell office:value-type="float" office:value="19.3282874989181">
            <text:p>19.3282874989</text:p>
          </table:table-cell>
          <table:table-cell office:value-type="float" office:value="19.7740040903271">
            <text:p>19.7740040903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2">
            <text:p>39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787">
            <text:p>8787</text:p>
          </table:table-cell>
          <table:table-cell office:value-type="float" office:value="14752">
            <text:p>14752</text:p>
          </table:table-cell>
          <table:table-cell office:value-type="float" office:value="25882">
            <text:p>25882</text:p>
          </table:table-cell>
          <table:table-cell office:value-type="float" office:value="110">
            <text:p>110</text:p>
          </table:table-cell>
          <table:table-cell office:value-type="float" office:value="486.875">
            <text:p>486.875</text:p>
          </table:table-cell>
          <table:table-cell office:value-type="float" office:value="840.125">
            <text:p>840.125</text:p>
          </table:table-cell>
          <table:table-cell office:value-type="float" office:value="0.0125184932286332">
            <text:p>0.0125184932</text:p>
          </table:table-cell>
          <table:table-cell office:value-type="float" office:value="0.0330039994577006">
            <text:p>0.0330039995</text:p>
          </table:table-cell>
          <table:table-cell office:value-type="float" office:value="0.0324598176338768">
            <text:p>0.0324598176</text:p>
          </table:table-cell>
          <table:table-cell office:value-type="float" office:value="1.04412188313874">
            <text:p>1.0441218831</text:p>
          </table:table-cell>
          <table:table-cell office:value-type="float" office:value="1.11764895550315">
            <text:p>1.1176489555</text:p>
          </table:table-cell>
          <table:table-cell office:value-type="float" office:value="1.11567449564979">
            <text:p>1.1156744956</text:p>
          </table:table-cell>
          <table:table-cell office:value-type="float" office:value="0">
            <text:p>0</text:p>
          </table:table-cell>
          <table:table-cell office:value-type="float" office:value="21.3466126966312">
            <text:p>21.3466126966</text:p>
          </table:table-cell>
          <table:table-cell office:value-type="float" office:value="21.6987356902459">
            <text:p>21.698735690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80">
            <text:p>380</text:p>
          </table:table-cell>
          <table:table-cell office:value-type="float" office:value="570">
            <text:p>570</text:p>
          </table:table-cell>
          <table:table-cell office:value-type="float" office:value="10185">
            <text:p>10185</text:p>
          </table:table-cell>
          <table:table-cell office:value-type="float" office:value="15974">
            <text:p>15974</text:p>
          </table:table-cell>
          <table:table-cell office:value-type="float" office:value="27631">
            <text:p>27631</text:p>
          </table:table-cell>
          <table:table-cell office:value-type="float" office:value="269">
            <text:p>269</text:p>
          </table:table-cell>
          <table:table-cell office:value-type="float" office:value="583.75">
            <text:p>583.75</text:p>
          </table:table-cell>
          <table:table-cell office:value-type="float" office:value="1050.375">
            <text:p>1050.375</text:p>
          </table:table-cell>
          <table:table-cell office:value-type="float" office:value="0.0264113892979872">
            <text:p>0.0264113893</text:p>
          </table:table-cell>
          <table:table-cell office:value-type="float" office:value="0.0365437586077376">
            <text:p>0.0365437586</text:p>
          </table:table-cell>
          <table:table-cell office:value-type="float" office:value="0.0380143679200898">
            <text:p>0.0380143679</text:p>
          </table:table-cell>
          <table:table-cell office:value-type="float" office:value="1.09380708305287">
            <text:p>1.0938070831</text:p>
          </table:table-cell>
          <table:table-cell office:value-type="float" office:value="1.13052062986172">
            <text:p>1.1305206299</text:p>
          </table:table-cell>
          <table:table-cell office:value-type="float" office:value="1.13588266837031">
            <text:p>1.1358826684</text:p>
          </table:table-cell>
          <table:table-cell office:value-type="float" office:value="26.5893207386933">
            <text:p>26.5893207387</text:p>
          </table:table-cell>
          <table:table-cell office:value-type="float" office:value="19.3120945500481">
            <text:p>19.31209455</text:p>
          </table:table-cell>
          <table:table-cell office:value-type="float" office:value="18.5782395642826">
            <text:p>18.5782395643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589">
            <text:p>589</text:p>
          </table:table-cell>
          <table:table-cell office:value-type="float" office:value="399">
            <text:p>399</text:p>
          </table:table-cell>
          <table:table-cell office:value-type="float" office:value="11335">
            <text:p>11335</text:p>
          </table:table-cell>
          <table:table-cell office:value-type="float" office:value="15768">
            <text:p>15768</text:p>
          </table:table-cell>
          <table:table-cell office:value-type="float" office:value="27493">
            <text:p>27493</text:p>
          </table:table-cell>
          <table:table-cell office:value-type="float" office:value="341.875">
            <text:p>341.875</text:p>
          </table:table-cell>
          <table:table-cell office:value-type="float" office:value="608.5">
            <text:p>608.5</text:p>
          </table:table-cell>
          <table:table-cell office:value-type="float" office:value="1153.75">
            <text:p>1153.75</text:p>
          </table:table-cell>
          <table:table-cell office:value-type="float" office:value="0.0301610057344508">
            <text:p>0.0301610057</text:p>
          </table:table-cell>
          <table:table-cell office:value-type="float" office:value="0.0385908168442415">
            <text:p>0.0385908168</text:p>
          </table:table-cell>
          <table:table-cell office:value-type="float" office:value="0.0419652275124577">
            <text:p>0.0419652275</text:p>
          </table:table-cell>
          <table:table-cell office:value-type="float" office:value="1.10734650515373">
            <text:p>1.1073465052</text:p>
          </table:table-cell>
          <table:table-cell office:value-type="float" office:value="1.13798679119847">
            <text:p>1.1379867912</text:p>
          </table:table-cell>
          <table:table-cell office:value-type="float" office:value="1.15033001372114">
            <text:p>1.1503300137</text:p>
          </table:table-cell>
          <table:table-cell office:value-type="float" office:value="23.3264244187497">
            <text:p>23.3264244187</text:p>
          </table:table-cell>
          <table:table-cell office:value-type="float" office:value="18.3058404591398">
            <text:p>18.3058404591</text:p>
          </table:table-cell>
          <table:table-cell office:value-type="float" office:value="16.8613782749777">
            <text:p>16.86137827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4">
            <text:p>314</text:p>
          </table:table-cell>
          <table:table-cell office:value-type="float" office:value="621">
            <text:p>621</text:p>
          </table:table-cell>
          <table:table-cell office:value-type="float" office:value="11000">
            <text:p>11000</text:p>
          </table:table-cell>
          <table:table-cell office:value-type="float" office:value="16112">
            <text:p>16112</text:p>
          </table:table-cell>
          <table:table-cell office:value-type="float" office:value="26717">
            <text:p>26717</text:p>
          </table:table-cell>
          <table:table-cell office:value-type="float" office:value="401.25">
            <text:p>401.25</text:p>
          </table:table-cell>
          <table:table-cell office:value-type="float" office:value="508.75">
            <text:p>508.75</text:p>
          </table:table-cell>
          <table:table-cell office:value-type="float" office:value="992.625">
            <text:p>992.625</text:p>
          </table:table-cell>
          <table:table-cell office:value-type="float" office:value="0.0364772727272727">
            <text:p>0.0364772727</text:p>
          </table:table-cell>
          <table:table-cell office:value-type="float" office:value="0.0315758440913605">
            <text:p>0.0315758441</text:p>
          </table:table-cell>
          <table:table-cell office:value-type="float" office:value="0.0371533106261931">
            <text:p>0.0371533106</text:p>
          </table:table-cell>
          <table:table-cell office:value-type="float" office:value="1.13027841373967">
            <text:p>1.1302784137</text:p>
          </table:table-cell>
          <table:table-cell office:value-type="float" office:value="1.11246964082272">
            <text:p>1.1124696408</text:p>
          </table:table-cell>
          <table:table-cell office:value-type="float" office:value="1.13274210943303">
            <text:p>1.1327421094</text:p>
          </table:table-cell>
          <table:table-cell office:value-type="float" office:value="19.3466698415577">
            <text:p>19.3466698416</text:p>
          </table:table-cell>
          <table:table-cell office:value-type="float" office:value="22.2965958627816">
            <text:p>22.2965958628</text:p>
          </table:table-cell>
          <table:table-cell office:value-type="float" office:value="19.0008706875396">
            <text:p>19.000870687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15">
            <text:p>615</text:p>
          </table:table-cell>
          <table:table-cell office:value-type="float" office:value="10628">
            <text:p>10628</text:p>
          </table:table-cell>
          <table:table-cell office:value-type="float" office:value="17888">
            <text:p>17888</text:p>
          </table:table-cell>
          <table:table-cell office:value-type="float" office:value="26332">
            <text:p>26332</text:p>
          </table:table-cell>
          <table:table-cell office:value-type="float" office:value="573.25">
            <text:p>573.25</text:p>
          </table:table-cell>
          <table:table-cell office:value-type="float" office:value="547.75">
            <text:p>547.75</text:p>
          </table:table-cell>
          <table:table-cell office:value-type="float" office:value="794.125">
            <text:p>794.125</text:p>
          </table:table-cell>
          <table:table-cell office:value-type="float" office:value="0.0539377117049304">
            <text:p>0.0539377117</text:p>
          </table:table-cell>
          <table:table-cell office:value-type="float" office:value="0.0306210867620751">
            <text:p>0.0306210868</text:p>
          </table:table-cell>
          <table:table-cell office:value-type="float" office:value="0.0301581725656995">
            <text:p>0.0301581726</text:p>
          </table:table-cell>
          <table:table-cell office:value-type="float" office:value="1.19448417338543">
            <text:p>1.1944841734</text:p>
          </table:table-cell>
          <table:table-cell office:value-type="float" office:value="1.10901159953806">
            <text:p>1.1090115995</text:p>
          </table:table-cell>
          <table:table-cell office:value-type="float" office:value="1.10733625411005">
            <text:p>1.1073362541</text:p>
          </table:table-cell>
          <table:table-cell office:value-type="float" office:value="13.1944215086251">
            <text:p>13.1944215086</text:p>
          </table:table-cell>
          <table:table-cell office:value-type="float" office:value="22.981101182151">
            <text:p>22.9811011822</text:p>
          </table:table-cell>
          <table:table-cell office:value-type="float" office:value="23.3285835498653">
            <text:p>23.3285835499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7">
            <text:p>307</text:p>
          </table:table-cell>
          <table:table-cell office:value-type="float" office:value="615">
            <text:p>615</text:p>
          </table:table-cell>
          <table:table-cell office:value-type="float" office:value="10720">
            <text:p>10720</text:p>
          </table:table-cell>
          <table:table-cell office:value-type="float" office:value="18712">
            <text:p>18712</text:p>
          </table:table-cell>
          <table:table-cell office:value-type="float" office:value="28381">
            <text:p>28381</text:p>
          </table:table-cell>
          <table:table-cell office:value-type="float" office:value="561.25">
            <text:p>561.25</text:p>
          </table:table-cell>
          <table:table-cell office:value-type="float" office:value="1070">
            <text:p>1070</text:p>
          </table:table-cell>
          <table:table-cell office:value-type="float" office:value="693.625">
            <text:p>693.625</text:p>
          </table:table-cell>
          <table:table-cell office:value-type="float" office:value="0.0523554104477612">
            <text:p>0.0523554104</text:p>
          </table:table-cell>
          <table:table-cell office:value-type="float" office:value="0.0571825566481402">
            <text:p>0.0571825566</text:p>
          </table:table-cell>
          <table:table-cell office:value-type="float" office:value="0.024439766040661">
            <text:p>0.024439766</text:p>
          </table:table-cell>
          <table:table-cell office:value-type="float" office:value="1.18861647101335">
            <text:p>1.188616471</text:p>
          </table:table-cell>
          <table:table-cell office:value-type="float" office:value="1.20654784404673">
            <text:p>1.206547844</text:p>
          </table:table-cell>
          <table:table-cell office:value-type="float" office:value="1.08670989338399">
            <text:p>1.0867098934</text:p>
          </table:table-cell>
          <table:table-cell office:value-type="float" office:value="13.5828915823019">
            <text:p>13.5828915823</text:p>
          </table:table-cell>
          <table:table-cell office:value-type="float" office:value="12.4650159916485">
            <text:p>12.4650159916</text:p>
          </table:table-cell>
          <table:table-cell office:value-type="float" office:value="28.7066279815917">
            <text:p>28.706627981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10933">
            <text:p>10933</text:p>
          </table:table-cell>
          <table:table-cell office:value-type="float" office:value="18706">
            <text:p>18706</text:p>
          </table:table-cell>
          <table:table-cell office:value-type="float" office:value="29679">
            <text:p>29679</text:p>
          </table:table-cell>
          <table:table-cell office:value-type="float" office:value="355">
            <text:p>355</text:p>
          </table:table-cell>
          <table:table-cell office:value-type="float" office:value="593.375">
            <text:p>593.375</text:p>
          </table:table-cell>
          <table:table-cell office:value-type="float" office:value="344.625">
            <text:p>344.625</text:p>
          </table:table-cell>
          <table:table-cell office:value-type="float" office:value="0.0324705021494558">
            <text:p>0.0324705021</text:p>
          </table:table-cell>
          <table:table-cell office:value-type="float" office:value="0.0317211055276382">
            <text:p>0.0317211055</text:p>
          </table:table-cell>
          <table:table-cell office:value-type="float" office:value="0.0116117456787628">
            <text:p>0.0116117457</text:p>
          </table:table-cell>
          <table:table-cell office:value-type="float" office:value="1.11571325120238">
            <text:p>1.1157132512</text:p>
          </table:table-cell>
          <table:table-cell office:value-type="float" office:value="1.11299607727709">
            <text:p>1.1129960773</text:p>
          </table:table-cell>
          <table:table-cell office:value-type="float" office:value="1.04090538184558">
            <text:p>1.0409053818</text:p>
          </table:table-cell>
          <table:table-cell office:value-type="float" office:value="21.69170849275">
            <text:p>21.6917084928</text:p>
          </table:table-cell>
          <table:table-cell office:value-type="float" office:value="22.1960630934747">
            <text:p>22.196063093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90">
            <text:p>390</text:p>
          </table:table-cell>
          <table:table-cell office:value-type="float" office:value="582">
            <text:p>582</text:p>
          </table:table-cell>
          <table:table-cell office:value-type="float" office:value="11914">
            <text:p>11914</text:p>
          </table:table-cell>
          <table:table-cell office:value-type="float" office:value="18558">
            <text:p>18558</text:p>
          </table:table-cell>
          <table:table-cell office:value-type="float" office:value="30709">
            <text:p>30709</text:p>
          </table:table-cell>
          <table:table-cell office:value-type="float" office:value="375">
            <text:p>375</text:p>
          </table:table-cell>
          <table:table-cell office:value-type="float" office:value="600.875">
            <text:p>600.875</text:p>
          </table:table-cell>
          <table:table-cell office:value-type="float" office:value="389.75">
            <text:p>389.75</text:p>
          </table:table-cell>
          <table:table-cell office:value-type="float" office:value="0.0314755749538358">
            <text:p>0.031475575</text:p>
          </table:table-cell>
          <table:table-cell office:value-type="float" office:value="0.0323782196357366">
            <text:p>0.0323782196</text:p>
          </table:table-cell>
          <table:table-cell office:value-type="float" office:value="0.0126917190400208">
            <text:p>0.012691719</text:p>
          </table:table-cell>
          <table:table-cell office:value-type="float" office:value="1.11210630750303">
            <text:p>1.1121063075</text:p>
          </table:table-cell>
          <table:table-cell office:value-type="float" office:value="1.11537853297437">
            <text:p>1.115378533</text:p>
          </table:table-cell>
          <table:table-cell office:value-type="float" office:value="1.04473673291517">
            <text:p>1.0447367329</text:p>
          </table:table-cell>
          <table:table-cell office:value-type="float" office:value="22.36653156924">
            <text:p>22.3665315692</text:p>
          </table:table-cell>
          <table:table-cell office:value-type="float" office:value="21.7525555750441">
            <text:p>21.7525555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office:value-type="float" office:value="256">
            <text:p>256</text:p>
          </table:table-cell>
          <table:table-cell table:number-columns-repeated="2" office:value-type="float" office:value="566">
            <text:p>566</text:p>
          </table:table-cell>
          <table:table-cell office:value-type="float" office:value="13482">
            <text:p>13482</text:p>
          </table:table-cell>
          <table:table-cell office:value-type="float" office:value="19155">
            <text:p>19155</text:p>
          </table:table-cell>
          <table:table-cell office:value-type="float" office:value="32235">
            <text:p>32235</text:p>
          </table:table-cell>
          <table:table-cell office:value-type="float" office:value="444.125">
            <text:p>444.125</text:p>
          </table:table-cell>
          <table:table-cell office:value-type="float" office:value="383.875">
            <text:p>383.875</text:p>
          </table:table-cell>
          <table:table-cell office:value-type="float" office:value="802.25">
            <text:p>802.25</text:p>
          </table:table-cell>
          <table:table-cell office:value-type="float" office:value="0.0329420709093606">
            <text:p>0.0329420709</text:p>
          </table:table-cell>
          <table:table-cell office:value-type="float" office:value="0.0200404594100757">
            <text:p>0.0200404594</text:p>
          </table:table-cell>
          <table:table-cell office:value-type="float" office:value="0.024887544594385">
            <text:p>0.0248875446</text:p>
          </table:table-cell>
          <table:table-cell office:value-type="float" office:value="1.11742420105293">
            <text:p>1.1174242011</text:p>
          </table:table-cell>
          <table:table-cell office:value-type="float" office:value="1.07092878316146">
            <text:p>1.0709287832</text:p>
          </table:table-cell>
          <table:table-cell office:value-type="float" office:value="1.08832041023719">
            <text:p>1.0883204102</text:p>
          </table:table-cell>
          <table:table-cell office:value-type="float" office:value="21.3860981364662">
            <text:p>21.3860981365</text:p>
          </table:table-cell>
          <table:table-cell office:value-type="float" office:value="34.9328172207493">
            <text:p>34.9328172207</text:p>
          </table:table-cell>
          <table:table-cell office:value-type="float" office:value="28.1963214382014">
            <text:p>28.1963214382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600">
            <text:p>600</text:p>
          </table:table-cell>
          <table:table-cell office:value-type="float" office:value="14675">
            <text:p>14675</text:p>
          </table:table-cell>
          <table:table-cell office:value-type="float" office:value="20218">
            <text:p>20218</text:p>
          </table:table-cell>
          <table:table-cell office:value-type="float" office:value="33180">
            <text:p>33180</text:p>
          </table:table-cell>
          <table:table-cell office:value-type="float" office:value="541.25">
            <text:p>541.25</text:p>
          </table:table-cell>
          <table:table-cell office:value-type="float" office:value="390.5">
            <text:p>390.5</text:p>
          </table:table-cell>
          <table:table-cell office:value-type="float" office:value="13.75">
            <text:p>13.75</text:p>
          </table:table-cell>
          <table:table-cell office:value-type="float" office:value="0.0368824531516184">
            <text:p>0.0368824532</text:p>
          </table:table-cell>
          <table:table-cell office:value-type="float" office:value="0.0193144722524483">
            <text:p>0.0193144723</text:p>
          </table:table-cell>
          <table:table-cell office:value-type="float" office:value="0.000414406268836649">
            <text:p>0.0004144063</text:p>
          </table:table-cell>
          <table:table-cell office:value-type="float" office:value="1.13175480411761">
            <text:p>1.1317548041</text:p>
          </table:table-cell>
          <table:table-cell office:value-type="float" office:value="1.06833182860681">
            <text:p>1.0683318286</text:p>
          </table:table-cell>
          <table:table-cell office:value-type="float" office:value="1.00145075853674">
            <text:p>1.0014507585</text:p>
          </table:table-cell>
          <table:table-cell office:value-type="float" office:value="19.1378947328259">
            <text:p>19.137894732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4435">
            <text:p>14435</text:p>
          </table:table-cell>
          <table:table-cell office:value-type="float" office:value="20502">
            <text:p>20502</text:p>
          </table:table-cell>
          <table:table-cell office:value-type="float" office:value="30833">
            <text:p>30833</text:p>
          </table:table-cell>
          <table:table-cell office:value-type="float" office:value="557.75">
            <text:p>557.75</text:p>
          </table:table-cell>
          <table:table-cell office:value-type="float" office:value="295.875">
            <text:p>295.875</text:p>
          </table:table-cell>
          <table:table-cell office:value-type="float" office:value="-636.125">
            <text:p>-636.125</text:p>
          </table:table-cell>
          <table:table-cell office:value-type="float" office:value="0.0386387253204018">
            <text:p>0.0386387253</text:p>
          </table:table-cell>
          <table:table-cell office:value-type="float" office:value="0.0144315188762072">
            <text:p>0.0144315189</text:p>
          </table:table-cell>
          <table:table-cell office:value-type="float" office:value="-0.0206313041222067">
            <text:p>-0.0206313041</text:p>
          </table:table-cell>
          <table:table-cell office:value-type="float" office:value="1.1381617227664">
            <text:p>1.1381617228</text:p>
          </table:table-cell>
          <table:table-cell office:value-type="float" office:value="1.05091852279139">
            <text:p>1.0509185228</text:p>
          </table:table-cell>
          <table:table-cell office:value-type="float" office:value="0.928624710963451">
            <text:p>0.928624711</text:p>
          </table:table-cell>
          <table:table-cell office:value-type="float" office:value="18.2835672390832">
            <text:p>18.2835672391</text:p>
          </table:table-cell>
          <table:table-cell office:value-type="float" office:value="0">
            <text:p>0</text:p>
          </table:table-cell>
          <table:table-cell office:value-type="float" office:value="-33.2490892391547">
            <text:p>-33.249089239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424">
            <text:p>424</text:p>
          </table:table-cell>
          <table:table-cell office:value-type="float" office:value="619">
            <text:p>619</text:p>
          </table:table-cell>
          <table:table-cell office:value-type="float" office:value="14000">
            <text:p>14000</text:p>
          </table:table-cell>
          <table:table-cell office:value-type="float" office:value="21062">
            <text:p>21062</text:p>
          </table:table-cell>
          <table:table-cell office:value-type="float" office:value="29835">
            <text:p>29835</text:p>
          </table:table-cell>
          <table:table-cell office:value-type="float" office:value="488.625">
            <text:p>488.625</text:p>
          </table:table-cell>
          <table:table-cell office:value-type="float" office:value="311.5">
            <text:p>311.5</text:p>
          </table:table-cell>
          <table:table-cell office:value-type="float" office:value="-988.25">
            <text:p>-988.25</text:p>
          </table:table-cell>
          <table:table-cell office:value-type="float" office:value="0.0349017857142857">
            <text:p>0.0349017857</text:p>
          </table:table-cell>
          <table:table-cell office:value-type="float" office:value="0.0147896685974741">
            <text:p>0.0147896686</text:p>
          </table:table-cell>
          <table:table-cell office:value-type="float" office:value="-0.0331238478297302">
            <text:p>-0.0331238478</text:p>
          </table:table-cell>
          <table:table-cell office:value-type="float" office:value="1.12454379390625">
            <text:p>1.1245437939</text:p>
          </table:table-cell>
          <table:table-cell office:value-type="float" office:value="1.05219255931372">
            <text:p>1.0521925593</text:p>
          </table:table-cell>
          <table:table-cell office:value-type="float" office:value="0.886217023614237">
            <text:p>0.8862170236</text:p>
          </table:table-cell>
          <table:table-cell office:value-type="float" office:value="20.2045265733976">
            <text:p>20.2045265734</text:p>
          </table:table-cell>
          <table:table-cell office:value-type="float" office:value="0">
            <text:p>0</text:p>
          </table:table-cell>
          <table:table-cell office:value-type="float" office:value="-20.5774064920383">
            <text:p>-20.57740649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639">
            <text:p>639</text:p>
          </table:table-cell>
          <table:table-cell office:value-type="float" office:value="14248">
            <text:p>14248</text:p>
          </table:table-cell>
          <table:table-cell office:value-type="float" office:value="22666">
            <text:p>22666</text:p>
          </table:table-cell>
          <table:table-cell office:value-type="float" office:value="32750">
            <text:p>32750</text:p>
          </table:table-cell>
          <table:table-cell office:value-type="float" office:value="470">
            <text:p>470</text:p>
          </table:table-cell>
          <table:table-cell office:value-type="float" office:value="525.75">
            <text:p>525.75</text:p>
          </table:table-cell>
          <table:table-cell office:value-type="float" office:value="-964.5">
            <text:p>-964.5</text:p>
          </table:table-cell>
          <table:table-cell office:value-type="float" office:value="0.0329870859067939">
            <text:p>0.0329870859</text:p>
          </table:table-cell>
          <table:table-cell office:value-type="float" office:value="0.0231955351627989">
            <text:p>0.0231955352</text:p>
          </table:table-cell>
          <table:table-cell office:value-type="float" office:value="-0.0294503816793893">
            <text:p>-0.0294503817</text:p>
          </table:table-cell>
          <table:table-cell office:value-type="float" office:value="1.11758757043356">
            <text:p>1.1175875704</text:p>
          </table:table-cell>
          <table:table-cell office:value-type="float" office:value="1.08223891745871">
            <text:p>1.0822389175</text:p>
          </table:table-cell>
          <table:table-cell office:value-type="float" office:value="0.898623621085018">
            <text:p>0.8986236211</text:p>
          </table:table-cell>
          <table:table-cell office:value-type="float" office:value="21.3573820064818">
            <text:p>21.3573820065</text:p>
          </table:table-cell>
          <table:table-cell office:value-type="float" office:value="30.2280336611626">
            <text:p>30.2280336612</text:p>
          </table:table-cell>
          <table:table-cell office:value-type="float" office:value="-23.1878015388216">
            <text:p>-23.1878015388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1">
            <text:p>331</text:p>
          </table:table-cell>
          <table:table-cell office:value-type="float" office:value="651">
            <text:p>651</text:p>
          </table:table-cell>
          <table:table-cell office:value-type="float" office:value="15050">
            <text:p>15050</text:p>
          </table:table-cell>
          <table:table-cell office:value-type="float" office:value="20632">
            <text:p>20632</text:p>
          </table:table-cell>
          <table:table-cell office:value-type="float" office:value="31506">
            <text:p>31506</text:p>
          </table:table-cell>
          <table:table-cell office:value-type="float" office:value="306.625">
            <text:p>306.625</text:p>
          </table:table-cell>
          <table:table-cell office:value-type="float" office:value="-543.125">
            <text:p>-543.125</text:p>
          </table:table-cell>
          <table:table-cell office:value-type="float" office:value="10.5">
            <text:p>10.5</text:p>
          </table:table-cell>
          <table:table-cell office:value-type="float" office:value="0.0203737541528239">
            <text:p>0.0203737542</text:p>
          </table:table-cell>
          <table:table-cell office:value-type="float" office:value="-0.0263243989918573">
            <text:p>-0.026324399</text:p>
          </table:table-cell>
          <table:table-cell office:value-type="float" office:value="0.000333269853361265">
            <text:p>0.0003332699</text:p>
          </table:table-cell>
          <table:table-cell office:value-type="float" office:value="1.07212171565711">
            <text:p>1.0721217157</text:p>
          </table:table-cell>
          <table:table-cell office:value-type="float" office:value="0.909222832533773">
            <text:p>0.9092228325</text:p>
          </table:table-cell>
          <table:table-cell office:value-type="float" office:value="1.0011666621816">
            <text:p>1.0011666622</text:p>
          </table:table-cell>
          <table:table-cell office:value-type="float" office:value="34.3669823951422">
            <text:p>34.3669823951</text:p>
          </table:table-cell>
          <table:table-cell office:value-type="float" office:value="-25.9828638727709">
            <text:p>-25.98286387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13921">
            <text:p>13921</text:p>
          </table:table-cell>
          <table:table-cell office:value-type="float" office:value="20298">
            <text:p>20298</text:p>
          </table:table-cell>
          <table:table-cell office:value-type="float" office:value="29808">
            <text:p>29808</text:p>
          </table:table-cell>
          <table:table-cell office:value-type="float" office:value="-305.25">
            <text:p>-305.25</text:p>
          </table:table-cell>
          <table:table-cell office:value-type="float" office:value="286.125">
            <text:p>286.125</text:p>
          </table:table-cell>
          <table:table-cell office:value-type="float" office:value="-549.625">
            <text:p>-549.625</text:p>
          </table:table-cell>
          <table:table-cell office:value-type="float" office:value="-0.0219273040729833">
            <text:p>-0.0219273041</text:p>
          </table:table-cell>
          <table:table-cell office:value-type="float" office:value="0.0140962163759976">
            <text:p>0.0140962164</text:p>
          </table:table-cell>
          <table:table-cell office:value-type="float" office:value="-0.0184388419216318">
            <text:p>-0.0184388419</text:p>
          </table:table-cell>
          <table:table-cell office:value-type="float" office:value="0.92419681680582">
            <text:p>0.9241968168</text:p>
          </table:table-cell>
          <table:table-cell office:value-type="float" office:value="1.04972621581558">
            <text:p>1.0497262158</text:p>
          </table:table-cell>
          <table:table-cell office:value-type="float" office:value="0.936130435421454">
            <text:p>0.9361304354</text:p>
          </table:table-cell>
          <table:table-cell office:value-type="float" office:value="-31.26329039426">
            <text:p>-31.26329039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00">
            <text:p>400</text:p>
          </table:table-cell>
          <table:table-cell office:value-type="float" office:value="599">
            <text:p>599</text:p>
          </table:table-cell>
          <table:table-cell office:value-type="float" office:value="11776">
            <text:p>11776</text:p>
          </table:table-cell>
          <table:table-cell office:value-type="float" office:value="20298">
            <text:p>20298</text:p>
          </table:table-cell>
          <table:table-cell office:value-type="float" office:value="28734">
            <text:p>28734</text:p>
          </table:table-cell>
          <table:table-cell office:value-type="float" office:value="-103.75">
            <text:p>-103.75</text:p>
          </table:table-cell>
          <table:table-cell office:value-type="float" office:value="-811.375">
            <text:p>-811.375</text:p>
          </table:table-cell>
          <table:table-cell office:value-type="float" office:value="-628.375">
            <text:p>-628.375</text:p>
          </table:table-cell>
          <table:table-cell office:value-type="float" office:value="-0.00881029211956522">
            <text:p>-0.0088102921</text:p>
          </table:table-cell>
          <table:table-cell office:value-type="float" office:value="-0.0399731500640457">
            <text:p>-0.0399731501</text:p>
          </table:table-cell>
          <table:table-cell office:value-type="float" office:value="-0.0218686921417137">
            <text:p>-0.0218686921</text:p>
          </table:table-cell>
          <table:table-cell office:value-type="float" office:value="0.969316115226097">
            <text:p>0.9693161152</text:p>
          </table:table-cell>
          <table:table-cell office:value-type="float" office:value="0.863225766118884">
            <text:p>0.8632257661</text:p>
          </table:table-cell>
          <table:table-cell office:value-type="float" office:value="0.924396927308141">
            <text:p>0.9243969273</text:p>
          </table:table-cell>
          <table:table-cell office:value-type="float" office:value="0">
            <text:p>0</text:p>
          </table:table-cell>
          <table:table-cell office:value-type="float" office:value="-16.9913892951986">
            <text:p>-16.9913892952</text:p>
          </table:table-cell>
          <table:table-cell office:value-type="float" office:value="-31.3480172685642">
            <text:p>-31.3480172686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37">
            <text:p>637</text:p>
          </table:table-cell>
          <table:table-cell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13923">
            <text:p>13923</text:p>
          </table:table-cell>
          <table:table-cell office:value-type="float" office:value="22235">
            <text:p>22235</text:p>
          </table:table-cell>
          <table:table-cell office:value-type="float" office:value="31437">
            <text:p>31437</text:p>
          </table:table-cell>
          <table:table-cell office:value-type="float" office:value="-204.875">
            <text:p>-204.875</text:p>
          </table:table-cell>
          <table:table-cell office:value-type="float" office:value="496.5">
            <text:p>496.5</text:p>
          </table:table-cell>
          <table:table-cell office:value-type="float" office:value="-778">
            <text:p>-778</text:p>
          </table:table-cell>
          <table:table-cell office:value-type="float" office:value="-0.0147148603030956">
            <text:p>-0.0147148603</text:p>
          </table:table-cell>
          <table:table-cell office:value-type="float" office:value="0.022329660445244">
            <text:p>0.0223296604</text:p>
          </table:table-cell>
          <table:table-cell office:value-type="float" office:value="-0.0247479085154436">
            <text:p>-0.0247479085</text:p>
          </table:table-cell>
          <table:table-cell office:value-type="float" office:value="0.948922382082095">
            <text:p>0.9489223821</text:p>
          </table:table-cell>
          <table:table-cell office:value-type="float" office:value="1.07913109448013">
            <text:p>1.0791310945</text:p>
          </table:table-cell>
          <table:table-cell office:value-type="float" office:value="0.914582739788689">
            <text:p>0.9145827398</text:p>
          </table:table-cell>
          <table:table-cell office:value-type="float" office:value="0">
            <text:p>0</text:p>
          </table:table-cell>
          <table:table-cell office:value-type="float" office:value="31.3868439196557">
            <text:p>31.3868439197</text:p>
          </table:table-cell>
          <table:table-cell office:value-type="float" office:value="-27.6602924595097">
            <text:p>-27.660292459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446">
            <text:p>446</text:p>
          </table:table-cell>
          <table:table-cell office:value-type="float" office:value="650">
            <text:p>650</text:p>
          </table:table-cell>
          <table:table-cell office:value-type="float" office:value="14434">
            <text:p>14434</text:p>
          </table:table-cell>
          <table:table-cell office:value-type="float" office:value="20348">
            <text:p>20348</text:p>
          </table:table-cell>
          <table:table-cell office:value-type="float" office:value="30758">
            <text:p>30758</text:p>
          </table:table-cell>
          <table:table-cell office:value-type="float" office:value="111.75">
            <text:p>111.75</text:p>
          </table:table-cell>
          <table:table-cell office:value-type="float" office:value="-608.25">
            <text:p>-608.25</text:p>
          </table:table-cell>
          <table:table-cell office:value-type="float" office:value="40.875">
            <text:p>40.875</text:p>
          </table:table-cell>
          <table:table-cell office:value-type="float" office:value="0.00774213662186504">
            <text:p>0.0077421366</text:p>
          </table:table-cell>
          <table:table-cell office:value-type="float" office:value="-0.0298923727147631">
            <text:p>-0.0298923727</text:p>
          </table:table-cell>
          <table:table-cell office:value-type="float" office:value="0.00132892255673321">
            <text:p>0.0013289226</text:p>
          </table:table-cell>
          <table:table-cell office:value-type="float" office:value="1.02721496190829">
            <text:p>1.0272149619</text:p>
          </table:table-cell>
          <table:table-cell office:value-type="float" office:value="0.897128061233505">
            <text:p>0.8971280612</text:p>
          </table:table-cell>
          <table:table-cell office:value-type="float" office:value="1.00465469037748">
            <text:p>1.0046546904</text:p>
          </table:table-cell>
          <table:table-cell office:value-type="float" office:value="0">
            <text:p>0</text:p>
          </table:table-cell>
          <table:table-cell office:value-type="float" office:value="-22.839768528618">
            <text:p>-22.83976852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449">
            <text:p>449</text:p>
          </table:table-cell>
          <table:table-cell office:value-type="float" office:value="655">
            <text:p>655</text:p>
          </table:table-cell>
          <table:table-cell office:value-type="float" office:value="13361">
            <text:p>13361</text:p>
          </table:table-cell>
          <table:table-cell office:value-type="float" office:value="19008">
            <text:p>19008</text:p>
          </table:table-cell>
          <table:table-cell office:value-type="float" office:value="29171">
            <text:p>29171</text:p>
          </table:table-cell>
          <table:table-cell office:value-type="float" office:value="-559.125">
            <text:p>-559.125</text:p>
          </table:table-cell>
          <table:table-cell office:value-type="float" office:value="506.625">
            <text:p>506.625</text:p>
          </table:table-cell>
          <table:table-cell office:value-type="float" office:value="-516.375">
            <text:p>-516.375</text:p>
          </table:table-cell>
          <table:table-cell office:value-type="float" office:value="-0.0418475413516952">
            <text:p>-0.0418475414</text:p>
          </table:table-cell>
          <table:table-cell office:value-type="float" office:value="0.0266532512626263">
            <text:p>0.0266532513</text:p>
          </table:table-cell>
          <table:table-cell office:value-type="float" office:value="-0.0177016557540023">
            <text:p>-0.0177016558</text:p>
          </table:table-cell>
          <table:table-cell office:value-type="float" office:value="0.856965990034743">
            <text:p>0.85696599</text:p>
          </table:table-cell>
          <table:table-cell office:value-type="float" office:value="1.09467875519281">
            <text:p>1.0946787552</text:p>
          </table:table-cell>
          <table:table-cell office:value-type="float" office:value="0.938658368149201">
            <text:p>0.9386583681</text:p>
          </table:table-cell>
          <table:table-cell office:value-type="float" office:value="-16.2145869841233">
            <text:p>-16.2145869841</text:p>
          </table:table-cell>
          <table:table-cell office:value-type="float" office:value="26.3511565751427">
            <text:p>26.35115657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337">
            <text:p>337</text:p>
          </table:table-cell>
          <table:table-cell office:value-type="float" office:value="11034">
            <text:p>11034</text:p>
          </table:table-cell>
          <table:table-cell office:value-type="float" office:value="19486">
            <text:p>19486</text:p>
          </table:table-cell>
          <table:table-cell office:value-type="float" office:value="28416">
            <text:p>28416</text:p>
          </table:table-cell>
          <table:table-cell office:value-type="float" office:value="-375.875">
            <text:p>-375.875</text:p>
          </table:table-cell>
          <table:table-cell office:value-type="float" office:value="-709.125">
            <text:p>-709.125</text:p>
          </table:table-cell>
          <table:table-cell office:value-type="float" office:value="2016">
            <text:p>2016</text:p>
          </table:table-cell>
          <table:table-cell office:value-type="float" office:value="-0.0340651622258474">
            <text:p>-0.0340651622</text:p>
          </table:table-cell>
          <table:table-cell office:value-type="float" office:value="-0.0363915118546649">
            <text:p>-0.0363915119</text:p>
          </table:table-cell>
          <table:table-cell office:value-type="float" office:value="0.0709459459459459">
            <text:p>0.0709459459</text:p>
          </table:table-cell>
          <table:table-cell office:value-type="float" office:value="0.883046385353382">
            <text:p>0.8830463854</text:p>
          </table:table-cell>
          <table:table-cell office:value-type="float" office:value="0.875225419093407">
            <text:p>0.8752254191</text:p>
          </table:table-cell>
          <table:table-cell office:value-type="float" office:value="1.25817613221329">
            <text:p>1.2581761322</text:p>
          </table:table-cell>
          <table:table-cell office:value-type="float" office:value="-19.9991091828783">
            <text:p>-19.9991091829</text:p>
          </table:table-cell>
          <table:table-cell office:value-type="float" office:value="-18.698231733322">
            <text:p>-18.6982317333</text:p>
          </table:table-cell>
          <table:table-cell office:value-type="float" office:value="10.1126892856572">
            <text:p>10.112689285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3">
            <text:p>3</text:p>
          </table:table-cell>
          <table:table-cell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342">
            <text:p>342</text:p>
          </table:table-cell>
          <table:table-cell office:value-type="float" office:value="11664">
            <text:p>11664</text:p>
          </table:table-cell>
          <table:table-cell office:value-type="float" office:value="20916">
            <text:p>20916</text:p>
          </table:table-cell>
          <table:table-cell office:value-type="float" office:value="31535">
            <text:p>31535</text:p>
          </table:table-cell>
          <table:table-cell office:value-type="float" office:value="-473.75">
            <text:p>-473.75</text:p>
          </table:table-cell>
          <table:table-cell office:value-type="float" office:value="-605.5">
            <text:p>-605.5</text:p>
          </table:table-cell>
          <table:table-cell office:value-type="float" office:value="1351.5">
            <text:p>1351.5</text:p>
          </table:table-cell>
          <table:table-cell office:value-type="float" office:value="-0.040616426611797">
            <text:p>-0.0406164266</text:p>
          </table:table-cell>
          <table:table-cell office:value-type="float" office:value="-0.0289491298527443">
            <text:p>-0.0289491299</text:p>
          </table:table-cell>
          <table:table-cell office:value-type="float" office:value="0.0428571428571429">
            <text:p>0.0428571429</text:p>
          </table:table-cell>
          <table:table-cell office:value-type="float" office:value="0.861075907315705">
            <text:p>0.8610759073</text:p>
          </table:table-cell>
          <table:table-cell office:value-type="float" office:value="0.900320627669088">
            <text:p>0.9003206277</text:p>
          </table:table-cell>
          <table:table-cell office:value-type="float" office:value="1.1536">
            <text:p>1.1536</text:p>
          </table:table-cell>
          <table:table-cell office:value-type="float" office:value="-16.7167173457283">
            <text:p>-16.7167173457</text:p>
          </table:table-cell>
          <table:table-cell office:value-type="float" office:value="-23.5953570479949">
            <text:p>-23.595357048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343">
            <text:p>343</text:p>
          </table:table-cell>
          <table:table-cell office:value-type="float" office:value="12564">
            <text:p>12564</text:p>
          </table:table-cell>
          <table:table-cell office:value-type="float" office:value="19834">
            <text:p>19834</text:p>
          </table:table-cell>
          <table:table-cell office:value-type="float" office:value="31005">
            <text:p>31005</text:p>
          </table:table-cell>
          <table:table-cell office:value-type="float" office:value="-255.75">
            <text:p>-255.75</text:p>
          </table:table-cell>
          <table:table-cell office:value-type="float" office:value="-615.125">
            <text:p>-615.125</text:p>
          </table:table-cell>
          <table:table-cell office:value-type="float" office:value="1510.5">
            <text:p>1510.5</text:p>
          </table:table-cell>
          <table:table-cell office:value-type="float" office:value="-0.0203557784145177">
            <text:p>-0.0203557784</text:p>
          </table:table-cell>
          <table:table-cell office:value-type="float" office:value="-0.0310136634062721">
            <text:p>-0.0310136634</text:p>
          </table:table-cell>
          <table:table-cell office:value-type="float" office:value="0.0487179487179487">
            <text:p>0.0487179487</text:p>
          </table:table-cell>
          <table:table-cell office:value-type="float" office:value="0.929566916670316">
            <text:p>0.9295669167</text:p>
          </table:table-cell>
          <table:table-cell office:value-type="float" office:value="0.893337398821088">
            <text:p>0.8933373988</text:p>
          </table:table-cell>
          <table:table-cell office:value-type="float" office:value="1.1751647600263">
            <text:p>1.17516476</text:p>
          </table:table-cell>
          <table:table-cell office:value-type="float" office:value="-33.7038559938224">
            <text:p>-33.7038559938</text:p>
          </table:table-cell>
          <table:table-cell office:value-type="float" office:value="-22.0013423640755">
            <text:p>-22.0013423641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3">
            <text:p>343</text:p>
          </table:table-cell>
          <table:table-cell office:value-type="float" office:value="12132">
            <text:p>12132</text:p>
          </table:table-cell>
          <table:table-cell office:value-type="float" office:value="19712">
            <text:p>19712</text:p>
          </table:table-cell>
          <table:table-cell office:value-type="float" office:value="32648">
            <text:p>32648</text:p>
          </table:table-cell>
          <table:table-cell office:value-type="float" office:value="-124.375">
            <text:p>-124.375</text:p>
          </table:table-cell>
          <table:table-cell office:value-type="float" office:value="524.625">
            <text:p>524.625</text:p>
          </table:table-cell>
          <table:table-cell office:value-type="float" office:value="1318.375">
            <text:p>1318.375</text:p>
          </table:table-cell>
          <table:table-cell office:value-type="float" office:value="-0.0102518133860864">
            <text:p>-0.0102518134</text:p>
          </table:table-cell>
          <table:table-cell office:value-type="float" office:value="0.0266144987824675">
            <text:p>0.0266144988</text:p>
          </table:table-cell>
          <table:table-cell office:value-type="float" office:value="0.0403814935064935">
            <text:p>0.0403814935</text:p>
          </table:table-cell>
          <table:table-cell office:value-type="float" office:value="0.964324648516996">
            <text:p>0.9643246485</text:p>
          </table:table-cell>
          <table:table-cell office:value-type="float" office:value="1.0945390755677">
            <text:p>1.0945390756</text:p>
          </table:table-cell>
          <table:table-cell office:value-type="float" office:value="1.14453133070764">
            <text:p>1.1445313307</text:p>
          </table:table-cell>
          <table:table-cell office:value-type="float" office:value="0">
            <text:p>0</text:p>
          </table:table-cell>
          <table:table-cell office:value-type="float" office:value="26.3890253699346">
            <text:p>26.3890253699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90">
            <text:p>390</text:p>
          </table:table-cell>
          <table:table-cell office:value-type="float" office:value="11034">
            <text:p>11034</text:p>
          </table:table-cell>
          <table:table-cell office:value-type="float" office:value="19616">
            <text:p>19616</text:p>
          </table:table-cell>
          <table:table-cell office:value-type="float" office:value="38080">
            <text:p>38080</text:p>
          </table:table-cell>
          <table:table-cell office:value-type="float" office:value="-375.875">
            <text:p>-375.875</text:p>
          </table:table-cell>
          <table:table-cell office:value-type="float" office:value="896">
            <text:p>896</text:p>
          </table:table-cell>
          <table:table-cell office:value-type="float" office:value="1632">
            <text:p>1632</text:p>
          </table:table-cell>
          <table:table-cell office:value-type="float" office:value="-0.0340651622258474">
            <text:p>-0.0340651622</text:p>
          </table:table-cell>
          <table:table-cell office:value-type="float" office:value="0.0456769983686786">
            <text:p>0.0456769984</text:p>
          </table:table-cell>
          <table:table-cell office:value-type="float" office:value="0.0428571428571429">
            <text:p>0.0428571429</text:p>
          </table:table-cell>
          <table:table-cell office:value-type="float" office:value="0.883046385353382">
            <text:p>0.8830463854</text:p>
          </table:table-cell>
          <table:table-cell office:value-type="float" office:value="1.16395881512312">
            <text:p>1.1639588151</text:p>
          </table:table-cell>
          <table:table-cell office:value-type="float" office:value="1.1536">
            <text:p>1.1536</text:p>
          </table:table-cell>
          <table:table-cell office:value-type="float" office:value="-19.9991091828783">
            <text:p>-19.9991091829</text:p>
          </table:table-cell>
          <table:table-cell office:value-type="float" office:value="15.5189659551287">
            <text:p>15.5189659551</text:p>
          </table:table-cell>
          <table:table-cell office:value-type="float" office:value="16.5175839272941">
            <text:p>16.5175839273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3">
            <text:p>3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410">
            <text:p>410</text:p>
          </table:table-cell>
          <table:table-cell office:value-type="float" office:value="11664">
            <text:p>11664</text:p>
          </table:table-cell>
          <table:table-cell office:value-type="float" office:value="20260">
            <text:p>20260</text:p>
          </table:table-cell>
          <table:table-cell office:value-type="float" office:value="37440">
            <text:p>37440</text:p>
          </table:table-cell>
          <table:table-cell office:value-type="float" office:value="-473.75">
            <text:p>-473.75</text:p>
          </table:table-cell>
          <table:table-cell office:value-type="float" office:value="360">
            <text:p>360</text:p>
          </table:table-cell>
          <table:table-cell office:value-type="float" office:value="1824">
            <text:p>1824</text:p>
          </table:table-cell>
          <table:table-cell office:value-type="float" office:value="-0.040616426611797">
            <text:p>-0.0406164266</text:p>
          </table:table-cell>
          <table:table-cell office:value-type="float" office:value="0.0177690029615005">
            <text:p>0.017769003</text:p>
          </table:table-cell>
          <table:table-cell office:value-type="float" office:value="0.0487179487179487">
            <text:p>0.0487179487</text:p>
          </table:table-cell>
          <table:table-cell office:value-type="float" office:value="0.861075907315705">
            <text:p>0.8610759073</text:p>
          </table:table-cell>
          <table:table-cell office:value-type="float" office:value="1.06281035579909">
            <text:p>1.0628103558</text:p>
          </table:table-cell>
          <table:table-cell office:value-type="float" office:value="1.1751647600263">
            <text:p>1.17516476</text:p>
          </table:table-cell>
          <table:table-cell office:value-type="float" office:value="-16.7167173457283">
            <text:p>-16.7167173457</text:p>
          </table:table-cell>
          <table:table-cell office:value-type="float" office:value="0">
            <text:p>0</text:p>
          </table:table-cell>
          <table:table-cell office:value-type="float" office:value="14.5715839511465">
            <text:p>14.5715839511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08">
            <text:p>508</text:p>
          </table:table-cell>
          <table:table-cell office:value-type="float" office:value="368">
            <text:p>368</text:p>
          </table:table-cell>
          <table:table-cell office:value-type="float" office:value="11952">
            <text:p>11952</text:p>
          </table:table-cell>
          <table:table-cell office:value-type="float" office:value="21624">
            <text:p>21624</text:p>
          </table:table-cell>
          <table:table-cell office:value-type="float" office:value="39424">
            <text:p>39424</text:p>
          </table:table-cell>
          <table:table-cell office:value-type="float" office:value="-508.5">
            <text:p>-508.5</text:p>
          </table:table-cell>
          <table:table-cell office:value-type="float" office:value="726">
            <text:p>726</text:p>
          </table:table-cell>
          <table:table-cell office:value-type="float" office:value="1592">
            <text:p>1592</text:p>
          </table:table-cell>
          <table:table-cell office:value-type="float" office:value="-0.0425451807228916">
            <text:p>-0.0425451807</text:p>
          </table:table-cell>
          <table:table-cell office:value-type="float" office:value="0.0335738068812431">
            <text:p>0.0335738069</text:p>
          </table:table-cell>
          <table:table-cell office:value-type="float" office:value="0.0403814935064935">
            <text:p>0.0403814935</text:p>
          </table:table-cell>
          <table:table-cell office:value-type="float" office:value="0.854639648579257">
            <text:p>0.8546396486</text:p>
          </table:table-cell>
          <table:table-cell office:value-type="float" office:value="1.11971763708101">
            <text:p>1.1197176371</text:p>
          </table:table-cell>
          <table:table-cell office:value-type="float" office:value="1.14453133070764">
            <text:p>1.1445313307</text:p>
          </table:table-cell>
          <table:table-cell office:value-type="float" office:value="-15.9429409396358">
            <text:p>-15.9429409396</text:p>
          </table:table-cell>
          <table:table-cell office:value-type="float" office:value="20.9901408701655">
            <text:p>20.9901408702</text:p>
          </table:table-cell>
          <table:table-cell office:value-type="float" office:value="17.5092583741943">
            <text:p>17.509258374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3">
            <text:p>3</text:p>
          </table:table-cell>
          <table:table-cell office:value-type="float" office:value="444">
            <text:p>444</text:p>
          </table:table-cell>
          <table:table-cell office:value-type="float" office:value="587">
            <text:p>587</text:p>
          </table:table-cell>
          <table:table-cell office:value-type="float" office:value="444">
            <text:p>444</text:p>
          </table:table-cell>
          <table:table-cell office:value-type="float" office:value="10992">
            <text:p>10992</text:p>
          </table:table-cell>
          <table:table-cell office:value-type="float" office:value="21336">
            <text:p>21336</text:p>
          </table:table-cell>
          <table:table-cell office:value-type="float" office:value="39232">
            <text:p>39232</text:p>
          </table:table-cell>
          <table:table-cell office:value-type="float" office:value="-177.125">
            <text:p>-177.125</text:p>
          </table:table-cell>
          <table:table-cell office:value-type="float" office:value="27.5">
            <text:p>27.5</text:p>
          </table:table-cell>
          <table:table-cell office:value-type="float" office:value="1792">
            <text:p>1792</text:p>
          </table:table-cell>
          <table:table-cell office:value-type="float" office:value="-0.0161139919941776">
            <text:p>-0.016113992</text:p>
          </table:table-cell>
          <table:table-cell office:value-type="float" office:value="0.00128890138732658">
            <text:p>0.0012889014</text:p>
          </table:table-cell>
          <table:table-cell office:value-type="float" office:value="0.0456769983686786">
            <text:p>0.0456769984</text:p>
          </table:table-cell>
          <table:table-cell office:value-type="float" office:value="0.944109963066836">
            <text:p>0.9441099631</text:p>
          </table:table-cell>
          <table:table-cell office:value-type="float" office:value="1.00451441093854">
            <text:p>1.0045144109</text:p>
          </table:table-cell>
          <table:table-cell office:value-type="float" office:value="1.16395881512312">
            <text:p>1.1639588151</text:p>
          </table:table-cell>
          <table:table-cell table:number-columns-repeated="2" office:value-type="float" office:value="0">
            <text:p>0</text:p>
          </table:table-cell>
          <table:table-cell office:value-type="float" office:value="15.5189659551287">
            <text:p>15.518965955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3">
            <text:p>3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470">
            <text:p>470</text:p>
          </table:table-cell>
          <table:table-cell office:value-type="float" office:value="11904">
            <text:p>11904</text:p>
          </table:table-cell>
          <table:table-cell office:value-type="float" office:value="22848">
            <text:p>22848</text:p>
          </table:table-cell>
          <table:table-cell office:value-type="float" office:value="41472">
            <text:p>41472</text:p>
          </table:table-cell>
          <table:table-cell office:value-type="float" office:value="288">
            <text:p>288</text:p>
          </table:table-cell>
          <table:table-cell office:value-type="float" office:value="654">
            <text:p>654</text:p>
          </table:table-cell>
          <table:table-cell office:value-type="float" office:value="1448">
            <text:p>1448</text:p>
          </table:table-cell>
          <table:table-cell office:value-type="float" office:value="0.0241935483870968">
            <text:p>0.0241935484</text:p>
          </table:table-cell>
          <table:table-cell office:value-type="float" office:value="0.0286239495798319">
            <text:p>0.0286239496</text:p>
          </table:table-cell>
          <table:table-cell office:value-type="float" office:value="0.0349151234567901">
            <text:p>0.0349151235</text:p>
          </table:table-cell>
          <table:table-cell office:value-type="float" office:value="1.08582466181061">
            <text:p>1.0858246618</text:p>
          </table:table-cell>
          <table:table-cell office:value-type="float" office:value="1.10178971128893">
            <text:p>1.1017897113</text:p>
          </table:table-cell>
          <table:table-cell office:value-type="float" office:value="1.12459230115693">
            <text:p>1.1245923012</text:p>
          </table:table-cell>
          <table:table-cell office:value-type="float" office:value="28.9952762295445">
            <text:p>28.9952762295</text:p>
          </table:table-cell>
          <table:table-cell office:value-type="float" office:value="24.5605807293502">
            <text:p>24.5605807294</text:p>
          </table:table-cell>
          <table:table-cell office:value-type="float" office:value="20.1969392399569">
            <text:p>20.1969392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3">
            <text:p>3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475">
            <text:p>475</text:p>
          </table:table-cell>
          <table:table-cell office:value-type="float" office:value="11264">
            <text:p>11264</text:p>
          </table:table-cell>
          <table:table-cell office:value-type="float" office:value="23664">
            <text:p>23664</text:p>
          </table:table-cell>
          <table:table-cell office:value-type="float" office:value="44672">
            <text:p>44672</text:p>
          </table:table-cell>
          <table:table-cell office:value-type="float" office:value="248">
            <text:p>248</text:p>
          </table:table-cell>
          <table:table-cell office:value-type="float" office:value="609">
            <text:p>609</text:p>
          </table:table-cell>
          <table:table-cell office:value-type="float" office:value="1296">
            <text:p>1296</text:p>
          </table:table-cell>
          <table:table-cell office:value-type="float" office:value="0.0220170454545455">
            <text:p>0.0220170455</text:p>
          </table:table-cell>
          <table:table-cell office:value-type="float" office:value="0.0257352941176471">
            <text:p>0.0257352941</text:p>
          </table:table-cell>
          <table:table-cell office:value-type="float" office:value="0.0290114613180516">
            <text:p>0.0290114613</text:p>
          </table:table-cell>
          <table:table-cell office:value-type="float" office:value="1.07800976966038">
            <text:p>1.0780097697</text:p>
          </table:table-cell>
          <table:table-cell office:value-type="float" office:value="1.09137164792388">
            <text:p>1.0913716479</text:p>
          </table:table-cell>
          <table:table-cell office:value-type="float" office:value="1.10318977779329">
            <text:p>1.1031897778</text:p>
          </table:table-cell>
          <table:table-cell office:value-type="float" office:value="31.8276133930896">
            <text:p>31.8276133931</text:p>
          </table:table-cell>
          <table:table-cell office:value-type="float" office:value="27.2788248993945">
            <text:p>27.2788248994</text:p>
          </table:table-cell>
          <table:table-cell office:value-type="float" office:value="24.2371059909867">
            <text:p>24.237105991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02">
            <text:p>502</text:p>
          </table:table-cell>
          <table:table-cell office:value-type="float" office:value="10032">
            <text:p>10032</text:p>
          </table:table-cell>
          <table:table-cell office:value-type="float" office:value="22916">
            <text:p>22916</text:p>
          </table:table-cell>
          <table:table-cell office:value-type="float" office:value="43136">
            <text:p>43136</text:p>
          </table:table-cell>
          <table:table-cell office:value-type="float" office:value="-22">
            <text:p>-22</text:p>
          </table:table-cell>
          <table:table-cell office:value-type="float" office:value="301.75">
            <text:p>301.75</text:p>
          </table:table-cell>
          <table:table-cell office:value-type="float" office:value="568">
            <text:p>568</text:p>
          </table:table-cell>
          <table:table-cell office:value-type="float" office:value="-0.00219298245614035">
            <text:p>-0.0021929825</text:p>
          </table:table-cell>
          <table:table-cell table:number-columns-repeated="2" office:value-type="float" office:value="0.0131676557863501">
            <text:p>0.0131676558</text:p>
          </table:table-cell>
          <table:table-cell office:value-type="float" office:value="0.992333987380733">
            <text:p>0.9923339874</text:p>
          </table:table-cell>
          <table:table-cell table:number-columns-repeated="2" office:value-type="float" office:value="1.04642663408368">
            <text:p>1.046426634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3">
            <text:p>3</text:p>
          </table:table-cell>
          <table:table-cell office:value-type="float" office:value="595">
            <text:p>595</text:p>
          </table:table-cell>
          <table:table-cell office:value-type="float" office:value="757">
            <text:p>757</text:p>
          </table:table-cell>
          <table:table-cell office:value-type="float" office:value="595">
            <text:p>595</text:p>
          </table:table-cell>
          <table:table-cell office:value-type="float" office:value="11792">
            <text:p>11792</text:p>
          </table:table-cell>
          <table:table-cell office:value-type="float" office:value="22752">
            <text:p>22752</text:p>
          </table:table-cell>
          <table:table-cell office:value-type="float" office:value="46464">
            <text:p>46464</text:p>
          </table:table-cell>
          <table:table-cell office:value-type="float" office:value="400">
            <text:p>400</text:p>
          </table:table-cell>
          <table:table-cell office:value-type="float" office:value="444">
            <text:p>444</text:p>
          </table:table-cell>
          <table:table-cell office:value-type="float" office:value="1048">
            <text:p>1048</text:p>
          </table:table-cell>
          <table:table-cell office:value-type="float" office:value="0.033921302578019">
            <text:p>0.0339213026</text:p>
          </table:table-cell>
          <table:table-cell office:value-type="float" office:value="0.0195147679324895">
            <text:p>0.0195147679</text:p>
          </table:table-cell>
          <table:table-cell office:value-type="float" office:value="0.0225550964187328">
            <text:p>0.0225550964</text:p>
          </table:table-cell>
          <table:table-cell office:value-type="float" office:value="1.1209798423695">
            <text:p>1.1209798424</text:p>
          </table:table-cell>
          <table:table-cell office:value-type="float" office:value="1.06904810705193">
            <text:p>1.0690481071</text:p>
          </table:table-cell>
          <table:table-cell office:value-type="float" office:value="1.0799399529195">
            <text:p>1.0799399529</text:p>
          </table:table-cell>
          <table:table-cell office:value-type="float" office:value="20.7786256369608">
            <text:p>20.778625637</text:p>
          </table:table-cell>
          <table:table-cell office:value-type="float" office:value="0">
            <text:p>0</text:p>
          </table:table-cell>
          <table:table-cell office:value-type="float" office:value="31.0765739811198">
            <text:p>31.076573981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3">
            <text:p>3</text:p>
          </table:table-cell>
          <table:table-cell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585">
            <text:p>585</text:p>
          </table:table-cell>
          <table:table-cell office:value-type="float" office:value="13392">
            <text:p>13392</text:p>
          </table:table-cell>
          <table:table-cell office:value-type="float" office:value="24735">
            <text:p>24735</text:p>
          </table:table-cell>
          <table:table-cell office:value-type="float" office:value="49664">
            <text:p>49664</text:p>
          </table:table-cell>
          <table:table-cell office:value-type="float" office:value="324">
            <text:p>324</text:p>
          </table:table-cell>
          <table:table-cell office:value-type="float" office:value="728.875">
            <text:p>728.875</text:p>
          </table:table-cell>
          <table:table-cell office:value-type="float" office:value="448">
            <text:p>448</text:p>
          </table:table-cell>
          <table:table-cell office:value-type="float" office:value="0.0241935483870968">
            <text:p>0.0241935484</text:p>
          </table:table-cell>
          <table:table-cell office:value-type="float" office:value="0.02946735395189">
            <text:p>0.029467354</text:p>
          </table:table-cell>
          <table:table-cell office:value-type="float" office:value="0.00902061855670103">
            <text:p>0.0090206186</text:p>
          </table:table-cell>
          <table:table-cell office:value-type="float" office:value="1.08582466181061">
            <text:p>1.0858246618</text:p>
          </table:table-cell>
          <table:table-cell office:value-type="float" office:value="1.10483765573151">
            <text:p>1.1048376557</text:p>
          </table:table-cell>
          <table:table-cell office:value-type="float" office:value="1.03173165320438">
            <text:p>1.0317316532</text:p>
          </table:table-cell>
          <table:table-cell office:value-type="float" office:value="28.9952762295445">
            <text:p>28.9952762295</text:p>
          </table:table-cell>
          <table:table-cell office:value-type="float" office:value="23.8674418282311">
            <text:p>23.86744182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3">
            <text:p>3</text:p>
          </table:table-cell>
          <table:table-cell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616">
            <text:p>616</text:p>
          </table:table-cell>
          <table:table-cell office:value-type="float" office:value="12672">
            <text:p>12672</text:p>
          </table:table-cell>
          <table:table-cell office:value-type="float" office:value="24480">
            <text:p>24480</text:p>
          </table:table-cell>
          <table:table-cell office:value-type="float" office:value="47808">
            <text:p>47808</text:p>
          </table:table-cell>
          <table:table-cell office:value-type="float" office:value="279">
            <text:p>279</text:p>
          </table:table-cell>
          <table:table-cell office:value-type="float" office:value="665.125">
            <text:p>665.125</text:p>
          </table:table-cell>
          <table:table-cell office:value-type="float" office:value="-568">
            <text:p>-568</text:p>
          </table:table-cell>
          <table:table-cell office:value-type="float" office:value="0.0220170454545455">
            <text:p>0.0220170455</text:p>
          </table:table-cell>
          <table:table-cell office:value-type="float" office:value="0.0271701388888889">
            <text:p>0.0271701389</text:p>
          </table:table-cell>
          <table:table-cell office:value-type="float" office:value="-0.0118808567603748">
            <text:p>-0.0118808568</text:p>
          </table:table-cell>
          <table:table-cell office:value-type="float" office:value="1.07800976966038">
            <text:p>1.0780097697</text:p>
          </table:table-cell>
          <table:table-cell office:value-type="float" office:value="1.0965423903477">
            <text:p>1.0965423903</text:p>
          </table:table-cell>
          <table:table-cell office:value-type="float" office:value="0.958693664663115">
            <text:p>0.9586936647</text:p>
          </table:table-cell>
          <table:table-cell office:value-type="float" office:value="31.8276133930896">
            <text:p>31.8276133931</text:p>
          </table:table-cell>
          <table:table-cell office:value-type="float" office:value="25.8563846310834">
            <text:p>25.85638463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13">
            <text:p>613</text:p>
          </table:table-cell>
          <table:table-cell office:value-type="float" office:value="1102">
            <text:p>1102</text:p>
          </table:table-cell>
          <table:table-cell office:value-type="float" office:value="11286">
            <text:p>11286</text:p>
          </table:table-cell>
          <table:table-cell office:value-type="float" office:value="22816">
            <text:p>22816</text:p>
          </table:table-cell>
          <table:table-cell office:value-type="float" office:value="45210">
            <text:p>45210</text:p>
          </table:table-cell>
          <table:table-cell office:value-type="float" office:value="-24.75">
            <text:p>-24.75</text:p>
          </table:table-cell>
          <table:table-cell office:value-type="float" office:value="201.875">
            <text:p>201.875</text:p>
          </table:table-cell>
          <table:table-cell office:value-type="float" office:value="1126.125">
            <text:p>1126.125</text:p>
          </table:table-cell>
          <table:table-cell office:value-type="float" office:value="-0.00219298245614035">
            <text:p>-0.0021929825</text:p>
          </table:table-cell>
          <table:table-cell office:value-type="float" office:value="0.00884795757363254">
            <text:p>0.0088479576</text:p>
          </table:table-cell>
          <table:table-cell office:value-type="float" office:value="0.0249087591240876">
            <text:p>0.0249087591</text:p>
          </table:table-cell>
          <table:table-cell office:value-type="float" office:value="0.992333987380733">
            <text:p>0.9923339874</text:p>
          </table:table-cell>
          <table:table-cell office:value-type="float" office:value="1.03112129276003">
            <text:p>1.0311212928</text:p>
          </table:table-cell>
          <table:table-cell office:value-type="float" office:value="1.08839673164527">
            <text:p>1.0883967316</text:p>
          </table:table-cell>
          <table:table-cell table:number-columns-repeated="2" office:value-type="float" office:value="0">
            <text:p>0</text:p>
          </table:table-cell>
          <table:table-cell office:value-type="float" office:value="28.1725996942033">
            <text:p>28.172599694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13266">
            <text:p>13266</text:p>
          </table:table-cell>
          <table:table-cell office:value-type="float" office:value="25296">
            <text:p>25296</text:p>
          </table:table-cell>
          <table:table-cell office:value-type="float" office:value="48015">
            <text:p>48015</text:p>
          </table:table-cell>
          <table:table-cell office:value-type="float" office:value="450">
            <text:p>450</text:p>
          </table:table-cell>
          <table:table-cell office:value-type="float" office:value="612">
            <text:p>612</text:p>
          </table:table-cell>
          <table:table-cell office:value-type="float" office:value="1414.875">
            <text:p>1414.875</text:p>
          </table:table-cell>
          <table:table-cell office:value-type="float" office:value="0.033921302578019">
            <text:p>0.0339213026</text:p>
          </table:table-cell>
          <table:table-cell office:value-type="float" office:value="0.0241935483870968">
            <text:p>0.0241935484</text:p>
          </table:table-cell>
          <table:table-cell office:value-type="float" office:value="0.02946735395189">
            <text:p>0.029467354</text:p>
          </table:table-cell>
          <table:table-cell office:value-type="float" office:value="1.1209798423695">
            <text:p>1.1209798424</text:p>
          </table:table-cell>
          <table:table-cell office:value-type="float" office:value="1.08582466181061">
            <text:p>1.0858246618</text:p>
          </table:table-cell>
          <table:table-cell office:value-type="float" office:value="1.10483765573151">
            <text:p>1.1048376557</text:p>
          </table:table-cell>
          <table:table-cell office:value-type="float" office:value="20.7786256369608">
            <text:p>20.778625637</text:p>
          </table:table-cell>
          <table:table-cell office:value-type="float" office:value="28.9952762295445">
            <text:p>28.9952762295</text:p>
          </table:table-cell>
          <table:table-cell office:value-type="float" office:value="23.8674418282311">
            <text:p>23.867441828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98">
            <text:p>698</text:p>
          </table:table-cell>
          <table:table-cell office:value-type="float" office:value="901">
            <text:p>901</text:p>
          </table:table-cell>
          <table:table-cell office:value-type="float" office:value="1238">
            <text:p>1238</text:p>
          </table:table-cell>
          <table:table-cell office:value-type="float" office:value="12618">
            <text:p>12618</text:p>
          </table:table-cell>
          <table:table-cell office:value-type="float" office:value="26203">
            <text:p>26203</text:p>
          </table:table-cell>
          <table:table-cell office:value-type="float" office:value="48314">
            <text:p>48314</text:p>
          </table:table-cell>
          <table:table-cell office:value-type="float" office:value="-26.625">
            <text:p>-26.625</text:p>
          </table:table-cell>
          <table:table-cell office:value-type="float" office:value="24.25">
            <text:p>24.25</text:p>
          </table:table-cell>
          <table:table-cell office:value-type="float" office:value="454">
            <text:p>454</text:p>
          </table:table-cell>
          <table:table-cell office:value-type="float" office:value="-0.00211008083689967">
            <text:p>-0.0021100808</text:p>
          </table:table-cell>
          <table:table-cell office:value-type="float" office:value="0.000925466549631722">
            <text:p>0.0009254665</text:p>
          </table:table-cell>
          <table:table-cell office:value-type="float" office:value="0.00939686219315312">
            <text:p>0.0093968622</text:p>
          </table:table-cell>
          <table:table-cell office:value-type="float" office:value="0.992623443855482">
            <text:p>0.9926234439</text:p>
          </table:table-cell>
          <table:table-cell office:value-type="float" office:value="1.00324081164085">
            <text:p>1.0032408116</text:p>
          </table:table-cell>
          <table:table-cell office:value-type="float" office:value="1.03306208767343">
            <text:p>1.033062087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1242">
            <text:p>1242</text:p>
          </table:table-cell>
          <table:table-cell office:value-type="float" office:value="11936">
            <text:p>11936</text:p>
          </table:table-cell>
          <table:table-cell office:value-type="float" office:value="24787">
            <text:p>24787</text:p>
          </table:table-cell>
          <table:table-cell office:value-type="float" office:value="49735">
            <text:p>49735</text:p>
          </table:table-cell>
          <table:table-cell office:value-type="float" office:value="80.625">
            <text:p>80.625</text:p>
          </table:table-cell>
          <table:table-cell office:value-type="float" office:value="257.5">
            <text:p>257.5</text:p>
          </table:table-cell>
          <table:table-cell office:value-type="float" office:value="1067.5">
            <text:p>1067.5</text:p>
          </table:table-cell>
          <table:table-cell office:value-type="float" office:value="0.0067547754691689">
            <text:p>0.0067547755</text:p>
          </table:table-cell>
          <table:table-cell office:value-type="float" office:value="0.010388510106104">
            <text:p>0.0103885101</text:p>
          </table:table-cell>
          <table:table-cell office:value-type="float" office:value="0.0214637579169599">
            <text:p>0.0214637579</text:p>
          </table:table-cell>
          <table:table-cell office:value-type="float" office:value="1.0237311430457">
            <text:p>1.023731143</text:p>
          </table:table-cell>
          <table:table-cell office:value-type="float" office:value="1.03657131081012">
            <text:p>1.0365713108</text:p>
          </table:table-cell>
          <table:table-cell office:value-type="float" office:value="1.07602611080104">
            <text:p>1.0760261108</text:p>
          </table:table-cell>
          <table:table-cell table:number-columns-repeated="2" office:value-type="float" office:value="0">
            <text:p>0</text:p>
          </table:table-cell>
          <table:table-cell office:value-type="float" office:value="32.6391876951575">
            <text:p>32.6391876952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10865">
            <text:p>10865</text:p>
          </table:table-cell>
          <table:table-cell office:value-type="float" office:value="23552">
            <text:p>23552</text:p>
          </table:table-cell>
          <table:table-cell office:value-type="float" office:value="49995">
            <text:p>49995</text:p>
          </table:table-cell>
          <table:table-cell office:value-type="float" office:value="656.625">
            <text:p>656.625</text:p>
          </table:table-cell>
          <table:table-cell office:value-type="float" office:value="1443.625">
            <text:p>1443.625</text:p>
          </table:table-cell>
          <table:table-cell office:value-type="float" office:value="1497.375">
            <text:p>1497.375</text:p>
          </table:table-cell>
          <table:table-cell office:value-type="float" office:value="0.0604348826507133">
            <text:p>0.0604348827</text:p>
          </table:table-cell>
          <table:table-cell office:value-type="float" office:value="0.0612952190896739">
            <text:p>0.0612952191</text:p>
          </table:table-cell>
          <table:table-cell office:value-type="float" office:value="0.0299504950495049">
            <text:p>0.029950495</text:p>
          </table:table-cell>
          <table:table-cell office:value-type="float" office:value="1.21868074435787">
            <text:p>1.2186807444</text:p>
          </table:table-cell>
          <table:table-cell office:value-type="float" office:value="1.22189719042503">
            <text:p>1.2218971904</text:p>
          </table:table-cell>
          <table:table-cell office:value-type="float" office:value="1.10658491569454">
            <text:p>1.1065849157</text:p>
          </table:table-cell>
          <table:table-cell office:value-type="float" office:value="11.8125071982014">
            <text:p>11.8125071982</text:p>
          </table:table-cell>
          <table:table-cell office:value-type="float" office:value="11.651477556298">
            <text:p>11.6514775563</text:p>
          </table:table-cell>
          <table:table-cell office:value-type="float" office:value="23.4879649539182">
            <text:p>23.4879649539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76">
            <text:p>776</text:p>
          </table:table-cell>
          <table:table-cell office:value-type="float" office:value="1013">
            <text:p>1013</text:p>
          </table:table-cell>
          <table:table-cell office:value-type="float" office:value="776">
            <text:p>776</text:p>
          </table:table-cell>
          <table:table-cell office:value-type="float" office:value="14265">
            <text:p>14265</text:p>
          </table:table-cell>
          <table:table-cell office:value-type="float" office:value="29208">
            <text:p>29208</text:p>
          </table:table-cell>
          <table:table-cell office:value-type="float" office:value="55680">
            <text:p>55680</text:p>
          </table:table-cell>
          <table:table-cell office:value-type="float" office:value="733.625">
            <text:p>733.625</text:p>
          </table:table-cell>
          <table:table-cell office:value-type="float" office:value="1722.625">
            <text:p>1722.625</text:p>
          </table:table-cell>
          <table:table-cell office:value-type="float" office:value="406.125">
            <text:p>406.125</text:p>
          </table:table-cell>
          <table:table-cell office:value-type="float" office:value="0.051428321065545">
            <text:p>0.0514283211</text:p>
          </table:table-cell>
          <table:table-cell office:value-type="float" office:value="0.058977848534648">
            <text:p>0.0589778485</text:p>
          </table:table-cell>
          <table:table-cell office:value-type="float" office:value="0.00729391163793103">
            <text:p>0.0072939116</text:p>
          </table:table-cell>
          <table:table-cell office:value-type="float" office:value="1.18518307325634">
            <text:p>1.1851830733</text:p>
          </table:table-cell>
          <table:table-cell office:value-type="float" office:value="1.21324010764211">
            <text:p>1.2132401076</text:p>
          </table:table-cell>
          <table:table-cell office:value-type="float" office:value="1.02563296498084">
            <text:p>1.025632965</text:p>
          </table:table-cell>
          <table:table-cell office:value-type="float" office:value="13.8216044174133">
            <text:p>13.8216044174</text:p>
          </table:table-cell>
          <table:table-cell office:value-type="float" office:value="12.0959335746237">
            <text:p>12.0959335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747">
            <text:p>747</text:p>
          </table:table-cell>
          <table:table-cell office:value-type="float" office:value="13707">
            <text:p>13707</text:p>
          </table:table-cell>
          <table:table-cell office:value-type="float" office:value="26558">
            <text:p>26558</text:p>
          </table:table-cell>
          <table:table-cell office:value-type="float" office:value="57600">
            <text:p>57600</text:p>
          </table:table-cell>
          <table:table-cell office:value-type="float" office:value="423.625">
            <text:p>423.625</text:p>
          </table:table-cell>
          <table:table-cell office:value-type="float" office:value="820.75">
            <text:p>820.75</text:p>
          </table:table-cell>
          <table:table-cell office:value-type="float" office:value="-558.875">
            <text:p>-558.875</text:p>
          </table:table-cell>
          <table:table-cell office:value-type="float" office:value="0.0309057415918874">
            <text:p>0.0309057416</text:p>
          </table:table-cell>
          <table:table-cell office:value-type="float" office:value="0.0309040590405904">
            <text:p>0.030904059</text:p>
          </table:table-cell>
          <table:table-cell office:value-type="float" office:value="-0.00970269097222222">
            <text:p>-0.009702691</text:p>
          </table:table-cell>
          <table:table-cell office:value-type="float" office:value="1.11004221870376">
            <text:p>1.1100422187</text:p>
          </table:table-cell>
          <table:table-cell office:value-type="float" office:value="1.11003612593783">
            <text:p>1.1100361259</text:p>
          </table:table-cell>
          <table:table-cell office:value-type="float" office:value="0.966225100332943">
            <text:p>0.9662251003</text:p>
          </table:table-cell>
          <table:table-cell office:value-type="float" office:value="22.7725957019533">
            <text:p>22.772595702</text:p>
          </table:table-cell>
          <table:table-cell office:value-type="float" office:value="22.7738168620607">
            <text:p>22.77381686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687">
            <text:p>687</text:p>
          </table:table-cell>
          <table:table-cell table:number-columns-repeated="2" office:value-type="float" office:value="1370">
            <text:p>1370</text:p>
          </table:table-cell>
          <table:table-cell office:value-type="float" office:value="15045">
            <text:p>15045</text:p>
          </table:table-cell>
          <table:table-cell office:value-type="float" office:value="28188">
            <text:p>28188</text:p>
          </table:table-cell>
          <table:table-cell office:value-type="float" office:value="51678">
            <text:p>51678</text:p>
          </table:table-cell>
          <table:table-cell office:value-type="float" office:value="832.125">
            <text:p>832.125</text:p>
          </table:table-cell>
          <table:table-cell office:value-type="float" office:value="177.375">
            <text:p>177.375</text:p>
          </table:table-cell>
          <table:table-cell office:value-type="float" office:value="325.25">
            <text:p>325.25</text:p>
          </table:table-cell>
          <table:table-cell office:value-type="float" office:value="0.055309072781655">
            <text:p>0.0553090728</text:p>
          </table:table-cell>
          <table:table-cell office:value-type="float" office:value="0.00629257130693912">
            <text:p>0.0062925713</text:p>
          </table:table-cell>
          <table:table-cell office:value-type="float" office:value="0.00629378071906808">
            <text:p>0.0062937807</text:p>
          </table:table-cell>
          <table:table-cell office:value-type="float" office:value="1.19957757805845">
            <text:p>1.1995775781</text:p>
          </table:table-cell>
          <table:table-cell office:value-type="float" office:value="1.02210160862345">
            <text:p>1.0221016086</text:p>
          </table:table-cell>
          <table:table-cell office:value-type="float" office:value="1.02210587140119">
            <text:p>1.0221058714</text:p>
          </table:table-cell>
          <table:table-cell office:value-type="float" office:value="12.8757151466643">
            <text:p>12.875715146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44">
            <text:p>744</text:p>
          </table:table-cell>
          <table:table-cell office:value-type="float" office:value="1016">
            <text:p>1016</text:p>
          </table:table-cell>
          <table:table-cell office:value-type="float" office:value="1455">
            <text:p>1455</text:p>
          </table:table-cell>
          <table:table-cell office:value-type="float" office:value="17029">
            <text:p>17029</text:p>
          </table:table-cell>
          <table:table-cell office:value-type="float" office:value="32825">
            <text:p>32825</text:p>
          </table:table-cell>
          <table:table-cell office:value-type="float" office:value="57189">
            <text:p>57189</text:p>
          </table:table-cell>
          <table:table-cell office:value-type="float" office:value="1104">
            <text:p>1104</text:p>
          </table:table-cell>
          <table:table-cell office:value-type="float" office:value="1485.42857142857">
            <text:p>1485.4285714286</text:p>
          </table:table-cell>
          <table:table-cell office:value-type="float" office:value="-241.142857142857">
            <text:p>-241.1428571429</text:p>
          </table:table-cell>
          <table:table-cell office:value-type="float" office:value="0.064830583122908">
            <text:p>0.0648305831</text:p>
          </table:table-cell>
          <table:table-cell office:value-type="float" office:value="0.0452529648569253">
            <text:p>0.0452529649</text:p>
          </table:table-cell>
          <table:table-cell office:value-type="float" office:value="-0.00421659509945719">
            <text:p>-0.0042165951</text:p>
          </table:table-cell>
          <table:table-cell office:value-type="float" office:value="1.23514492976597">
            <text:p>1.2351449298</text:p>
          </table:table-cell>
          <table:table-cell office:value-type="float" office:value="1.16239912542279">
            <text:p>1.1623991254</text:p>
          </table:table-cell>
          <table:table-cell office:value-type="float" office:value="0.985276765313396">
            <text:p>0.9852767653</text:p>
          </table:table-cell>
          <table:table-cell office:value-type="float" office:value="11.0346151411997">
            <text:p>11.0346151412</text:p>
          </table:table-cell>
          <table:table-cell office:value-type="float" office:value="15.661183307191">
            <text:p>15.66118330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704">
            <text:p>704</text:p>
          </table:table-cell>
          <table:table-cell office:value-type="float" office:value="986">
            <text:p>986</text:p>
          </table:table-cell>
          <table:table-cell office:value-type="float" office:value="1440">
            <text:p>1440</text:p>
          </table:table-cell>
          <table:table-cell office:value-type="float" office:value="18275">
            <text:p>18275</text:p>
          </table:table-cell>
          <table:table-cell office:value-type="float" office:value="34718">
            <text:p>34718</text:p>
          </table:table-cell>
          <table:table-cell office:value-type="float" office:value="67071">
            <text:p>67071</text:p>
          </table:table-cell>
          <table:table-cell office:value-type="float" office:value="0">
            <text:p>0</text:p>
          </table:table-cell>
          <table:table-cell office:value-type="float" office:value="1248.16666666667">
            <text:p>1248.1666666667</text:p>
          </table:table-cell>
          <table:table-cell office:value-type="float" office:value="1984">
            <text:p>1984</text:p>
          </table:table-cell>
          <table:table-cell office:value-type="float" office:value="0">
            <text:p>0</text:p>
          </table:table-cell>
          <table:table-cell office:value-type="float" office:value="0.0359515717111201">
            <text:p>0.0359515717</text:p>
          </table:table-cell>
          <table:table-cell office:value-type="float" office:value="0.0295805936992143">
            <text:p>0.0295805937</text:p>
          </table:table-cell>
          <table:table-cell office:value-type="float" office:value="1.26">
            <text:p>1.26</text:p>
          </table:table-cell>
          <table:table-cell office:value-type="float" office:value="1.12836383138558">
            <text:p>1.1283638314</text:p>
          </table:table-cell>
          <table:table-cell office:value-type="float" office:value="1.1052471005335">
            <text:p>1.1052471005</text:p>
          </table:table-cell>
          <table:table-cell office:value-type="float" office:value="0">
            <text:p>0</text:p>
          </table:table-cell>
          <table:table-cell office:value-type="float" office:value="19.6245578674435">
            <text:p>19.6245578674</text:p>
          </table:table-cell>
          <table:table-cell office:value-type="float" office:value="23.7773870074812">
            <text:p>23.7773870075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627">
            <text:p>627</text:p>
          </table:table-cell>
          <table:table-cell table:number-columns-repeated="2" office:value-type="float" office:value="1385">
            <text:p>1385</text:p>
          </table:table-cell>
          <table:table-cell office:value-type="float" office:value="15219">
            <text:p>15219</text:p>
          </table:table-cell>
          <table:table-cell office:value-type="float" office:value="29589">
            <text:p>29589</text:p>
          </table:table-cell>
          <table:table-cell office:value-type="float" office:value="61290">
            <text:p>61290</text:p>
          </table:table-cell>
          <table:table-cell office:value-type="float" office:value="-784.4">
            <text:p>-784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515408371115054">
            <text:p>-0.0515408371</text:p>
          </table:table-cell>
          <table:table-cell table:number-columns-repeated="2" office:value-type="float" office:value="0">
            <text:p>0</text:p>
          </table:table-cell>
          <table:table-cell office:value-type="float" office:value="0.824813727574435">
            <text:p>0.8248137276</text:p>
          </table:table-cell>
          <table:table-cell table:number-columns-repeated="2" office:value-type="float" office:value="1.13">
            <text:p>1.13</text:p>
          </table:table-cell>
          <table:table-cell office:value-type="float" office:value="-13.0988744870687">
            <text:p>-13.09887448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37">
            <text:p>737</text:p>
          </table:table-cell>
          <table:table-cell office:value-type="float" office:value="1037">
            <text:p>1037</text:p>
          </table:table-cell>
          <table:table-cell office:value-type="float" office:value="1515">
            <text:p>1515</text:p>
          </table:table-cell>
          <table:table-cell office:value-type="float" office:value="14316">
            <text:p>14316</text:p>
          </table:table-cell>
          <table:table-cell office:value-type="float" office:value="31613">
            <text:p>31613</text:p>
          </table:table-cell>
          <table:table-cell office:value-type="float" office:value="63592">
            <text:p>63592</text:p>
          </table:table-cell>
          <table:table-cell office:value-type="float" office:value="0">
            <text:p>0</text:p>
          </table:table-cell>
          <table:table-cell office:value-type="float" office:value="-311.75">
            <text:p>-311.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986144940372632">
            <text:p>-0.0098614494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0.965675533528269">
            <text:p>0.9656755335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5">
            <text:p>5</text:p>
          </table:table-cell>
          <table:table-cell office:value-type="float" office:value="870">
            <text:p>870</text:p>
          </table:table-cell>
          <table:table-cell office:value-type="float" office:value="1178">
            <text:p>1178</text:p>
          </table:table-cell>
          <table:table-cell office:value-type="float" office:value="1666">
            <text:p>1666</text:p>
          </table:table-cell>
          <table:table-cell office:value-type="float" office:value="13467">
            <text:p>13467</text:p>
          </table:table-cell>
          <table:table-cell office:value-type="float" office:value="32368">
            <text:p>32368</text:p>
          </table:table-cell>
          <table:table-cell office:value-type="float" office:value="67333">
            <text:p>67333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.09">
            <text:p>1.09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5">
            <text:p>5</text:p>
          </table:table-cell>
          <table:table-cell office:value-type="float" office:value="900">
            <text:p>900</text:p>
          </table:table-cell>
          <table:table-cell table:number-columns-repeated="2" office:value-type="float" office:value="1715">
            <text:p>1715</text:p>
          </table:table-cell>
          <table:table-cell office:value-type="float" office:value="12667">
            <text:p>12667</text:p>
          </table:table-cell>
          <table:table-cell office:value-type="float" office:value="33119">
            <text:p>33119</text:p>
          </table:table-cell>
          <table:table-cell office:value-type="float" office:value="72260">
            <text:p>72260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table:number-columns-repeated="2"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57.75">
            <text:p>157.75</text:p>
          </table:table-cell>
          <table:table-cell office:value-type="float" office:value="9548">
            <text:p>9548</text:p>
          </table:table-cell>
          <table:table-cell office:value-type="float" office:value="25388.75">
            <text:p>25388.75</text:p>
          </table:table-cell>
          <table:table-cell office:value-type="float" office:value="25.375">
            <text:p>25.375</text:p>
          </table:table-cell>
          <table:table-cell table:number-columns-repeated="3" office:value-type="float" office:value="5">
            <text:p>5</text:p>
          </table:table-cell>
          <table:table-cell office:value-type="float" office:value="736">
            <text:p>736</text:p>
          </table:table-cell>
          <table:table-cell office:value-type="float" office:value="1060">
            <text:p>1060</text:p>
          </table:table-cell>
          <table:table-cell office:value-type="float" office:value="1566">
            <text:p>1566</text:p>
          </table:table-cell>
          <table:table-cell office:value-type="float" office:value="11916">
            <text:p>11916</text:p>
          </table:table-cell>
          <table:table-cell office:value-type="float" office:value="33957">
            <text:p>33957</text:p>
          </table:table-cell>
          <table:table-cell office:value-type="float" office:value="77547">
            <text:p>77547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.09">
            <text:p>1.09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56.333333333333">
            <text:p>156.3333333333</text:p>
          </table:table-cell>
          <table:table-cell office:value-type="float" office:value="9809.33333333333">
            <text:p>9809.3333333333</text:p>
          </table:table-cell>
          <table:table-cell office:value-type="float" office:value="19749">
            <text:p>19749</text:p>
          </table:table-cell>
          <table:table-cell office:value-type="float" office:value="26.85">
            <text:p>26.85</text:p>
          </table:table-cell>
          <table:table-cell table:number-columns-repeated="3" office:value-type="float" office:value="5">
            <text:p>5</text:p>
          </table:table-cell>
          <table:table-cell office:value-type="float" office:value="887">
            <text:p>887</text:p>
          </table:table-cell>
          <table:table-cell table:number-columns-repeated="2" office:value-type="float" office:value="1733">
            <text:p>1733</text:p>
          </table:table-cell>
          <table:table-cell office:value-type="float" office:value="11209">
            <text:p>11209</text:p>
          </table:table-cell>
          <table:table-cell office:value-type="float" office:value="35215">
            <text:p>35215</text:p>
          </table:table-cell>
          <table:table-cell office:value-type="float" office:value="83221">
            <text:p>83221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.08">
            <text:p>1.08</text:p>
          </table:table-cell>
          <table:table-cell office:value-type="float" office:value="1.26">
            <text:p>1.26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default-cell-style-name="Default"/>
        <table:table-column table:style-name="co19" table:number-columns-repeated="2" table:default-cell-style-name="Default"/>
        <table:table-column table:style-name="co18" table:default-cell-style-name="Default"/>
        <table:table-column table:style-name="co20" table:number-columns-repeated="2" table:default-cell-style-name="Default"/>
        <table:table-column table:style-name="co12" table:default-cell-style-name="Default"/>
        <table:table-column table:style-name="co19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8">
            <text:p>0.8</text:p>
          </table:table-cell>
          <table:table-cell office:value-type="float" office:value="1.08">
            <text:p>1.08</text:p>
          </table:table-cell>
          <table:table-cell office:value-type="float" office:value="1.26">
            <text:p>1.26</text:p>
          </table:table-cell>
          <table:table-cell office:value-type="float" office:value="-11">
            <text:p>-11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1.9">
            <text:p>21.9</text:p>
          </table:table-cell>
          <table:table-cell office:value-type="float" office:value="26.3">
            <text:p>26.3</text:p>
          </table:table-cell>
          <table:table-cell office:value-type="float" office:value="43.7">
            <text:p>43.7</text:p>
          </table:table-cell>
          <table:table-cell office:value-type="float" office:value="21533">
            <text:p>21533</text:p>
          </table:table-cell>
          <table:table-cell office:value-type="float" office:value="25692">
            <text:p>25692</text:p>
          </table:table-cell>
          <table:table-cell office:value-type="float" office:value="25716">
            <text:p>257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20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20:34.26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1152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4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72">
                <text:p>10272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418">
                <text:p>10418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596">
                <text:p>7596</text:p>
              </table:table-cell>
              <table:table-cell office:value-type="float" office:value="9684">
                <text:p>9684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318">
                <text:p>7318</text:p>
              </table:table-cell>
              <table:table-cell office:value-type="float" office:value="10204">
                <text:p>10204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326">
                <text:p>7326</text:p>
              </table:table-cell>
              <table:table-cell office:value-type="float" office:value="10026">
                <text:p>10026</text:p>
              </table:table-cell>
              <table:table-cell office:value-type="float" office:value="15002">
                <text:p>1500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525">
                <text:p>7525</text:p>
              </table:table-cell>
              <table:table-cell office:value-type="float" office:value="9696">
                <text:p>9696</text:p>
              </table:table-cell>
              <table:table-cell office:value-type="float" office:value="13978">
                <text:p>1397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538">
                <text:p>7538</text:p>
              </table:table-cell>
              <table:table-cell office:value-type="float" office:value="9833">
                <text:p>9833</text:p>
              </table:table-cell>
              <table:table-cell office:value-type="float" office:value="14579">
                <text:p>14579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420">
                <text:p>7420</text:p>
              </table:table-cell>
              <table:table-cell office:value-type="float" office:value="10235">
                <text:p>10235</text:p>
              </table:table-cell>
              <table:table-cell office:value-type="float" office:value="15929">
                <text:p>15929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382">
                <text:p>7382</text:p>
              </table:table-cell>
              <table:table-cell office:value-type="float" office:value="11032">
                <text:p>11032</text:p>
              </table:table-cell>
              <table:table-cell office:value-type="float" office:value="15444">
                <text:p>1544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525">
                <text:p>7525</text:p>
              </table:table-cell>
              <table:table-cell office:value-type="float" office:value="10409">
                <text:p>10409</text:p>
              </table:table-cell>
              <table:table-cell office:value-type="float" office:value="14913">
                <text:p>1491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655">
                <text:p>7655</text:p>
              </table:table-cell>
              <table:table-cell office:value-type="float" office:value="10635">
                <text:p>10635</text:p>
              </table:table-cell>
              <table:table-cell office:value-type="float" office:value="15320">
                <text:p>15320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346">
                <text:p>7346</text:p>
              </table:table-cell>
              <table:table-cell office:value-type="float" office:value="11260">
                <text:p>11260</text:p>
              </table:table-cell>
              <table:table-cell office:value-type="float" office:value="15929">
                <text:p>1592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382">
                <text:p>7382</text:p>
              </table:table-cell>
              <table:table-cell office:value-type="float" office:value="11283">
                <text:p>11283</text:p>
              </table:table-cell>
              <table:table-cell office:value-type="float" office:value="15584">
                <text:p>1558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596">
                <text:p>7596</text:p>
              </table:table-cell>
              <table:table-cell office:value-type="float" office:value="11032">
                <text:p>11032</text:p>
              </table:table-cell>
              <table:table-cell office:value-type="float" office:value="17036">
                <text:p>1703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110">
                <text:p>8110</text:p>
              </table:table-cell>
              <table:table-cell office:value-type="float" office:value="11218">
                <text:p>11218</text:p>
              </table:table-cell>
              <table:table-cell office:value-type="float" office:value="17908">
                <text:p>17908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835">
                <text:p>8835</text:p>
              </table:table-cell>
              <table:table-cell office:value-type="float" office:value="11693">
                <text:p>11693</text:p>
              </table:table-cell>
              <table:table-cell office:value-type="float" office:value="16962">
                <text:p>1696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775">
                <text:p>8775</text:p>
              </table:table-cell>
              <table:table-cell office:value-type="float" office:value="11317">
                <text:p>11317</text:p>
              </table:table-cell>
              <table:table-cell office:value-type="float" office:value="15584">
                <text:p>15584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490">
                <text:p>8490</text:p>
              </table:table-cell>
              <table:table-cell office:value-type="float" office:value="11040">
                <text:p>11040</text:p>
              </table:table-cell>
              <table:table-cell office:value-type="float" office:value="16636">
                <text:p>1663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380">
                <text:p>8380</text:p>
              </table:table-cell>
              <table:table-cell office:value-type="float" office:value="11244">
                <text:p>11244</text:p>
              </table:table-cell>
              <table:table-cell office:value-type="float" office:value="17833">
                <text:p>17833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532">
                <text:p>8532</text:p>
              </table:table-cell>
              <table:table-cell office:value-type="float" office:value="11382">
                <text:p>11382</text:p>
              </table:table-cell>
              <table:table-cell office:value-type="float" office:value="17139">
                <text:p>1713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100">
                <text:p>8100</text:p>
              </table:table-cell>
              <table:table-cell office:value-type="float" office:value="11210">
                <text:p>11210</text:p>
              </table:table-cell>
              <table:table-cell office:value-type="float" office:value="16711">
                <text:p>1671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350">
                <text:p>8350</text:p>
              </table:table-cell>
              <table:table-cell office:value-type="float" office:value="11932">
                <text:p>11932</text:p>
              </table:table-cell>
              <table:table-cell office:value-type="float" office:value="18953">
                <text:p>1895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095">
                <text:p>8095</text:p>
              </table:table-cell>
              <table:table-cell office:value-type="float" office:value="12548">
                <text:p>12548</text:p>
              </table:table-cell>
              <table:table-cell office:value-type="float" office:value="18100">
                <text:p>18100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386">
                <text:p>8386</text:p>
              </table:table-cell>
              <table:table-cell office:value-type="float" office:value="11626">
                <text:p>11626</text:p>
              </table:table-cell>
              <table:table-cell office:value-type="float" office:value="16711">
                <text:p>1671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100">
                <text:p>8100</text:p>
              </table:table-cell>
              <table:table-cell office:value-type="float" office:value="11321">
                <text:p>11321</text:p>
              </table:table-cell>
              <table:table-cell office:value-type="float" office:value="16510">
                <text:p>16510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074">
                <text:p>8074</text:p>
              </table:table-cell>
              <table:table-cell office:value-type="float" office:value="11642">
                <text:p>11642</text:p>
              </table:table-cell>
              <table:table-cell office:value-type="float" office:value="19403">
                <text:p>1940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011">
                <text:p>8011</text:p>
              </table:table-cell>
              <table:table-cell office:value-type="float" office:value="11729">
                <text:p>11729</text:p>
              </table:table-cell>
              <table:table-cell office:value-type="float" office:value="17186">
                <text:p>17186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175">
                <text:p>8175</text:p>
              </table:table-cell>
              <table:table-cell office:value-type="float" office:value="11362">
                <text:p>11362</text:p>
              </table:table-cell>
              <table:table-cell office:value-type="float" office:value="19071">
                <text:p>1907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630">
                <text:p>8630</text:p>
              </table:table-cell>
              <table:table-cell office:value-type="float" office:value="12530">
                <text:p>12530</text:p>
              </table:table-cell>
              <table:table-cell office:value-type="float" office:value="21600">
                <text:p>2160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678">
                <text:p>8678</text:p>
              </table:table-cell>
              <table:table-cell office:value-type="float" office:value="13372">
                <text:p>13372</text:p>
              </table:table-cell>
              <table:table-cell office:value-type="float" office:value="20219">
                <text:p>20219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880">
                <text:p>8880</text:p>
              </table:table-cell>
              <table:table-cell office:value-type="float" office:value="12348">
                <text:p>12348</text:p>
              </table:table-cell>
              <table:table-cell office:value-type="float" office:value="19611">
                <text:p>19611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568">
                <text:p>8568</text:p>
              </table:table-cell>
              <table:table-cell office:value-type="float" office:value="13592">
                <text:p>13592</text:p>
              </table:table-cell>
              <table:table-cell office:value-type="float" office:value="20240">
                <text:p>20240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580">
                <text:p>8580</text:p>
              </table:table-cell>
              <table:table-cell office:value-type="float" office:value="14548">
                <text:p>14548</text:p>
              </table:table-cell>
              <table:table-cell office:value-type="float" office:value="20935">
                <text:p>2093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610">
                <text:p>8610</text:p>
              </table:table-cell>
              <table:table-cell office:value-type="float" office:value="14495">
                <text:p>14495</text:p>
              </table:table-cell>
              <table:table-cell office:value-type="float" office:value="22768">
                <text:p>22768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787">
                <text:p>8787</text:p>
              </table:table-cell>
              <table:table-cell office:value-type="float" office:value="14752">
                <text:p>14752</text:p>
              </table:table-cell>
              <table:table-cell office:value-type="float" office:value="25882">
                <text:p>2588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185">
                <text:p>10185</text:p>
              </table:table-cell>
              <table:table-cell office:value-type="float" office:value="15974">
                <text:p>15974</text:p>
              </table:table-cell>
              <table:table-cell office:value-type="float" office:value="27631">
                <text:p>27631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335">
                <text:p>11335</text:p>
              </table:table-cell>
              <table:table-cell office:value-type="float" office:value="15768">
                <text:p>15768</text:p>
              </table:table-cell>
              <table:table-cell office:value-type="float" office:value="27493">
                <text:p>27493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1000">
                <text:p>11000</text:p>
              </table:table-cell>
              <table:table-cell office:value-type="float" office:value="16112">
                <text:p>16112</text:p>
              </table:table-cell>
              <table:table-cell office:value-type="float" office:value="26717">
                <text:p>2671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628">
                <text:p>10628</text:p>
              </table:table-cell>
              <table:table-cell office:value-type="float" office:value="17888">
                <text:p>17888</text:p>
              </table:table-cell>
              <table:table-cell office:value-type="float" office:value="26332">
                <text:p>2633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720">
                <text:p>10720</text:p>
              </table:table-cell>
              <table:table-cell office:value-type="float" office:value="18712">
                <text:p>18712</text:p>
              </table:table-cell>
              <table:table-cell office:value-type="float" office:value="28381">
                <text:p>2838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933">
                <text:p>10933</text:p>
              </table:table-cell>
              <table:table-cell office:value-type="float" office:value="18706">
                <text:p>18706</text:p>
              </table:table-cell>
              <table:table-cell office:value-type="float" office:value="29679">
                <text:p>2967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914">
                <text:p>11914</text:p>
              </table:table-cell>
              <table:table-cell office:value-type="float" office:value="18558">
                <text:p>18558</text:p>
              </table:table-cell>
              <table:table-cell office:value-type="float" office:value="30709">
                <text:p>3070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482">
                <text:p>13482</text:p>
              </table:table-cell>
              <table:table-cell office:value-type="float" office:value="19155">
                <text:p>19155</text:p>
              </table:table-cell>
              <table:table-cell office:value-type="float" office:value="32235">
                <text:p>32235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675">
                <text:p>14675</text:p>
              </table:table-cell>
              <table:table-cell office:value-type="float" office:value="20218">
                <text:p>20218</text:p>
              </table:table-cell>
              <table:table-cell office:value-type="float" office:value="33180">
                <text:p>3318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435">
                <text:p>14435</text:p>
              </table:table-cell>
              <table:table-cell office:value-type="float" office:value="20502">
                <text:p>20502</text:p>
              </table:table-cell>
              <table:table-cell office:value-type="float" office:value="30833">
                <text:p>30833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4000">
                <text:p>14000</text:p>
              </table:table-cell>
              <table:table-cell office:value-type="float" office:value="21062">
                <text:p>21062</text:p>
              </table:table-cell>
              <table:table-cell office:value-type="float" office:value="29835">
                <text:p>29835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248">
                <text:p>14248</text:p>
              </table:table-cell>
              <table:table-cell office:value-type="float" office:value="22666">
                <text:p>22666</text:p>
              </table:table-cell>
              <table:table-cell office:value-type="float" office:value="32750">
                <text:p>32750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5050">
                <text:p>15050</text:p>
              </table:table-cell>
              <table:table-cell office:value-type="float" office:value="20632">
                <text:p>20632</text:p>
              </table:table-cell>
              <table:table-cell office:value-type="float" office:value="31506">
                <text:p>3150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3921">
                <text:p>13921</text:p>
              </table:table-cell>
              <table:table-cell office:value-type="float" office:value="20298">
                <text:p>20298</text:p>
              </table:table-cell>
              <table:table-cell office:value-type="float" office:value="29808">
                <text:p>2980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1776">
                <text:p>11776</text:p>
              </table:table-cell>
              <table:table-cell office:value-type="float" office:value="20298">
                <text:p>20298</text:p>
              </table:table-cell>
              <table:table-cell office:value-type="float" office:value="28734">
                <text:p>2873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3923">
                <text:p>13923</text:p>
              </table:table-cell>
              <table:table-cell office:value-type="float" office:value="22235">
                <text:p>22235</text:p>
              </table:table-cell>
              <table:table-cell office:value-type="float" office:value="31437">
                <text:p>3143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4434">
                <text:p>14434</text:p>
              </table:table-cell>
              <table:table-cell office:value-type="float" office:value="20348">
                <text:p>20348</text:p>
              </table:table-cell>
              <table:table-cell office:value-type="float" office:value="30758">
                <text:p>3075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3361">
                <text:p>13361</text:p>
              </table:table-cell>
              <table:table-cell office:value-type="float" office:value="19008">
                <text:p>19008</text:p>
              </table:table-cell>
              <table:table-cell office:value-type="float" office:value="29171">
                <text:p>29171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034">
                <text:p>11034</text:p>
              </table:table-cell>
              <table:table-cell office:value-type="float" office:value="19486">
                <text:p>19486</text:p>
              </table:table-cell>
              <table:table-cell office:value-type="float" office:value="28416">
                <text:p>28416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1664">
                <text:p>11664</text:p>
              </table:table-cell>
              <table:table-cell office:value-type="float" office:value="20916">
                <text:p>20916</text:p>
              </table:table-cell>
              <table:table-cell office:value-type="float" office:value="31535">
                <text:p>31535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564">
                <text:p>12564</text:p>
              </table:table-cell>
              <table:table-cell office:value-type="float" office:value="19834">
                <text:p>19834</text:p>
              </table:table-cell>
              <table:table-cell office:value-type="float" office:value="31005">
                <text:p>31005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132">
                <text:p>12132</text:p>
              </table:table-cell>
              <table:table-cell office:value-type="float" office:value="19712">
                <text:p>19712</text:p>
              </table:table-cell>
              <table:table-cell office:value-type="float" office:value="32648">
                <text:p>3264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1034">
                <text:p>11034</text:p>
              </table:table-cell>
              <table:table-cell office:value-type="float" office:value="19616">
                <text:p>19616</text:p>
              </table:table-cell>
              <table:table-cell office:value-type="float" office:value="38080">
                <text:p>3808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1664">
                <text:p>11664</text:p>
              </table:table-cell>
              <table:table-cell office:value-type="float" office:value="20260">
                <text:p>20260</text:p>
              </table:table-cell>
              <table:table-cell office:value-type="float" office:value="37440">
                <text:p>37440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1952">
                <text:p>11952</text:p>
              </table:table-cell>
              <table:table-cell office:value-type="float" office:value="21624">
                <text:p>21624</text:p>
              </table:table-cell>
              <table:table-cell office:value-type="float" office:value="39424">
                <text:p>39424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0992">
                <text:p>10992</text:p>
              </table:table-cell>
              <table:table-cell office:value-type="float" office:value="21336">
                <text:p>21336</text:p>
              </table:table-cell>
              <table:table-cell office:value-type="float" office:value="39232">
                <text:p>3923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1904">
                <text:p>11904</text:p>
              </table:table-cell>
              <table:table-cell office:value-type="float" office:value="22848">
                <text:p>22848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1264">
                <text:p>11264</text:p>
              </table:table-cell>
              <table:table-cell office:value-type="float" office:value="23664">
                <text:p>23664</text:p>
              </table:table-cell>
              <table:table-cell office:value-type="float" office:value="44672">
                <text:p>4467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0032">
                <text:p>10032</text:p>
              </table:table-cell>
              <table:table-cell office:value-type="float" office:value="22916">
                <text:p>22916</text:p>
              </table:table-cell>
              <table:table-cell office:value-type="float" office:value="43136">
                <text:p>4313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1792">
                <text:p>11792</text:p>
              </table:table-cell>
              <table:table-cell office:value-type="float" office:value="22752">
                <text:p>22752</text:p>
              </table:table-cell>
              <table:table-cell office:value-type="float" office:value="46464">
                <text:p>46464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3392">
                <text:p>13392</text:p>
              </table:table-cell>
              <table:table-cell office:value-type="float" office:value="24735">
                <text:p>24735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2672">
                <text:p>12672</text:p>
              </table:table-cell>
              <table:table-cell office:value-type="float" office:value="24480">
                <text:p>24480</text:p>
              </table:table-cell>
              <table:table-cell office:value-type="float" office:value="47808">
                <text:p>47808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1286">
                <text:p>11286</text:p>
              </table:table-cell>
              <table:table-cell office:value-type="float" office:value="22816">
                <text:p>22816</text:p>
              </table:table-cell>
              <table:table-cell office:value-type="float" office:value="45210">
                <text:p>45210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3266">
                <text:p>13266</text:p>
              </table:table-cell>
              <table:table-cell office:value-type="float" office:value="25296">
                <text:p>25296</text:p>
              </table:table-cell>
              <table:table-cell office:value-type="float" office:value="48015">
                <text:p>48015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2618">
                <text:p>12618</text:p>
              </table:table-cell>
              <table:table-cell office:value-type="float" office:value="26203">
                <text:p>26203</text:p>
              </table:table-cell>
              <table:table-cell office:value-type="float" office:value="48314">
                <text:p>483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1936">
                <text:p>11936</text:p>
              </table:table-cell>
              <table:table-cell office:value-type="float" office:value="24787">
                <text:p>24787</text:p>
              </table:table-cell>
              <table:table-cell office:value-type="float" office:value="49735">
                <text:p>49735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0865">
                <text:p>10865</text:p>
              </table:table-cell>
              <table:table-cell office:value-type="float" office:value="23552">
                <text:p>23552</text:p>
              </table:table-cell>
              <table:table-cell office:value-type="float" office:value="49995">
                <text:p>49995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4265">
                <text:p>14265</text:p>
              </table:table-cell>
              <table:table-cell office:value-type="float" office:value="29208">
                <text:p>29208</text:p>
              </table:table-cell>
              <table:table-cell office:value-type="float" office:value="55680">
                <text:p>55680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3707">
                <text:p>13707</text:p>
              </table:table-cell>
              <table:table-cell office:value-type="float" office:value="26558">
                <text:p>26558</text:p>
              </table:table-cell>
              <table:table-cell office:value-type="float" office:value="57600">
                <text:p>57600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5045">
                <text:p>15045</text:p>
              </table:table-cell>
              <table:table-cell office:value-type="float" office:value="28188">
                <text:p>28188</text:p>
              </table:table-cell>
              <table:table-cell office:value-type="float" office:value="51678">
                <text:p>51678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7029">
                <text:p>17029</text:p>
              </table:table-cell>
              <table:table-cell office:value-type="float" office:value="32825">
                <text:p>32825</text:p>
              </table:table-cell>
              <table:table-cell office:value-type="float" office:value="57189">
                <text:p>57189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8275">
                <text:p>18275</text:p>
              </table:table-cell>
              <table:table-cell office:value-type="float" office:value="34718">
                <text:p>34718</text:p>
              </table:table-cell>
              <table:table-cell office:value-type="float" office:value="67071">
                <text:p>67071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5219">
                <text:p>15219</text:p>
              </table:table-cell>
              <table:table-cell office:value-type="float" office:value="29589">
                <text:p>29589</text:p>
              </table:table-cell>
              <table:table-cell office:value-type="float" office:value="61290">
                <text:p>61290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4316">
                <text:p>14316</text:p>
              </table:table-cell>
              <table:table-cell office:value-type="float" office:value="31613">
                <text:p>31613</text:p>
              </table:table-cell>
              <table:table-cell office:value-type="float" office:value="63592">
                <text:p>6359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3467">
                <text:p>13467</text:p>
              </table:table-cell>
              <table:table-cell office:value-type="float" office:value="32368">
                <text:p>32368</text:p>
              </table:table-cell>
              <table:table-cell office:value-type="float" office:value="67333">
                <text:p>67333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2667">
                <text:p>12667</text:p>
              </table:table-cell>
              <table:table-cell office:value-type="float" office:value="33119">
                <text:p>33119</text:p>
              </table:table-cell>
              <table:table-cell office:value-type="float" office:value="72260">
                <text:p>7226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1916">
                <text:p>11916</text:p>
              </table:table-cell>
              <table:table-cell office:value-type="float" office:value="33957">
                <text:p>33957</text:p>
              </table:table-cell>
              <table:table-cell office:value-type="float" office:value="77547">
                <text:p>77547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1209">
                <text:p>11209</text:p>
              </table:table-cell>
              <table:table-cell office:value-type="float" office:value="35215">
                <text:p>35215</text:p>
              </table:table-cell>
              <table:table-cell office:value-type="float" office:value="83221">
                <text:p>8322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cm" svg:y="1.38cm" svg:width="31.813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548">
                <text:p>954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9809.33333333333">
                <text:p>9809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9cm" svg:y="1.404cm" svg:width="31.534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375">
                <text:p>25.375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85">
                <text:p>26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7cm" svg:y="1.352cm" svg:width="31.9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61524141251505">
                <text:p>0.96152414125150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80366586924061">
                <text:p>0.980366586924061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52256238169368">
                <text:p>0.95225623816936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70131382229027">
                <text:p>0.97013138222902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8561231528377">
                <text:p>0.97856123152837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3448064774763">
                <text:p>1.03448064774763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04986791737691">
                <text:p>1.0498679173769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78445638176998">
                <text:p>0.97844563817699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66590739513144">
                <text:p>0.96659073951314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3701719542921">
                <text:p>0.993701719542921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5963216734094">
                <text:p>1.0596321673409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578826285556">
                <text:p>1.02578826285556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95350446277554">
                <text:p>0.99535044627755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792503430261">
                <text:p>1.1079250343026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6764029899544">
                <text:p>1.0676402989954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7572704638449">
                <text:p>1.0757270463844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7696674599361">
                <text:p>1.0769667459936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1235563860747">
                <text:p>1.11235563860747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7563932022392">
                <text:p>1.0756393202239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54404306641083">
                <text:p>0.954404306641083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70325122210719">
                <text:p>0.970325122210719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7796855086147">
                <text:p>0.97796855086147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2439617301901">
                <text:p>1.02439617301901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0985966083867">
                <text:p>1.0985966083867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343968729156">
                <text:p>1.134396872915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3723498855719">
                <text:p>1.03723498855719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432658482635">
                <text:p>1.0432658482635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09901691586239">
                <text:p>1.0990169158623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549389532162">
                <text:p>1.1054938953216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844139668365">
                <text:p>1.0184413966836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2547145029592">
                <text:p>1.0254714502959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9795655061537">
                <text:p>1.0979565506153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2954694883969">
                <text:p>1.12954694883969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30407078686">
                <text:p>1.13040707868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1764895550315">
                <text:p>1.11764895550315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3052062986172">
                <text:p>1.1305206298617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3798679119847">
                <text:p>1.1379867911984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11246964082272">
                <text:p>1.112469640822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0901159953806">
                <text:p>1.1090115995380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20654784404673">
                <text:p>1.2065478440467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1299607727709">
                <text:p>1.1129960772770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1537853297437">
                <text:p>1.1153785329743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7092878316146">
                <text:p>1.0709287831614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6833182860681">
                <text:p>1.06833182860681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5091852279139">
                <text:p>1.05091852279139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5219255931372">
                <text:p>1.0521925593137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8223891745871">
                <text:p>1.0822389174587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0.909222832533773">
                <text:p>0.909222832533773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4972621581558">
                <text:p>1.0497262158155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0.863225766118884">
                <text:p>0.86322576611888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07913109448013">
                <text:p>1.07913109448013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0.897128061233505">
                <text:p>0.897128061233505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09467875519281">
                <text:p>1.09467875519281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0.875225419093407">
                <text:p>0.875225419093407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0.900320627669088">
                <text:p>0.900320627669088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0.893337398821088">
                <text:p>0.893337398821088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945390755677">
                <text:p>1.0945390755677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6395881512312">
                <text:p>1.16395881512312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6281035579909">
                <text:p>1.06281035579909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11971763708101">
                <text:p>1.11971763708101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00451441093854">
                <text:p>1.00451441093854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10178971128893">
                <text:p>1.10178971128893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9137164792388">
                <text:p>1.09137164792388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4642663408368">
                <text:p>1.04642663408368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6904810705193">
                <text:p>1.06904810705193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10483765573151">
                <text:p>1.10483765573151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965423903477">
                <text:p>1.0965423903477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03112129276003">
                <text:p>1.03112129276003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8582466181061">
                <text:p>1.08582466181061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.00324081164085">
                <text:p>1.00324081164085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.03657131081012">
                <text:p>1.0365713108101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.22189719042503">
                <text:p>1.22189719042503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.21324010764211">
                <text:p>1.21324010764211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.11003612593783">
                <text:p>1.11003612593783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.02210160862345">
                <text:p>1.02210160862345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16239912542279">
                <text:p>1.16239912542279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12836383138558">
                <text:p>1.1283638313855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0.965675533528269">
                <text:p>0.965675533528269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5cm" svg:y="1.405cm" svg:width="31.70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388.75">
                <text:p>25388.75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9749">
                <text:p>197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